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264.76pt"/>
    </style:style>
    <style:style style:name="co2" style:family="table-column">
      <style:table-column-properties fo:break-before="auto" style:column-width="19.5pt"/>
    </style:style>
    <style:style style:name="co3" style:family="table-column">
      <style:table-column-properties fo:break-before="auto" style:column-width="14.09pt"/>
    </style:style>
    <style:style style:name="co4" style:family="table-column">
      <style:table-column-properties fo:break-before="auto" style:column-width="18.74pt"/>
    </style:style>
    <style:style style:name="co5" style:family="table-column">
      <style:table-column-properties fo:break-before="auto" style:column-width="26.19pt"/>
    </style:style>
    <style:style style:name="co6" style:family="table-column">
      <style:table-column-properties fo:break-before="auto" style:column-width="64.01pt"/>
    </style:style>
    <style:style style:name="co7" style:family="table-column">
      <style:table-column-properties fo:break-before="auto" style:column-width="248.54pt"/>
    </style:style>
    <style:style style:name="co8" style:family="table-column">
      <style:table-column-properties fo:break-before="auto" style:column-width="20.81pt"/>
    </style:style>
    <style:style style:name="co9" style:family="table-column">
      <style:table-column-properties fo:break-before="auto" style:column-width="15.65pt"/>
    </style:style>
    <style:style style:name="co10" style:family="table-column">
      <style:table-column-properties fo:break-before="auto" style:column-width="21.06pt"/>
    </style:style>
    <style:style style:name="co11" style:family="table-column">
      <style:table-column-properties fo:break-before="auto" style:column-width="225.41pt"/>
    </style:style>
    <style:style style:name="co12" style:family="table-column">
      <style:table-column-properties fo:break-before="auto" style:column-width="26.45pt"/>
    </style:style>
    <style:style style:name="co13" style:family="table-column">
      <style:table-column-properties fo:break-before="auto" style:column-width="120.39pt"/>
    </style:style>
    <style:style style:name="co14" style:family="table-column">
      <style:table-column-properties fo:break-before="auto" style:column-width="118.09pt"/>
    </style:style>
    <style:style style:name="co15" style:family="table-column">
      <style:table-column-properties fo:break-before="auto" style:column-width="110.35pt"/>
    </style:style>
    <style:style style:name="co16" style:family="table-column">
      <style:table-column-properties fo:break-before="auto" style:column-width="152.05pt"/>
    </style:style>
    <style:style style:name="co17" style:family="table-column">
      <style:table-column-properties fo:break-before="auto" style:column-width="106.5pt"/>
    </style:style>
    <style:style style:name="ro1" style:family="table-row">
      <style:table-row-properties style:row-height="12.81pt" fo:break-before="auto" style:use-optimal-row-height="true"/>
    </style:style>
    <style:style style:name="ro2" style:family="table-row">
      <style:table-row-properties style:row-height="202.96pt" fo:break-before="auto" style:use-optimal-row-height="true"/>
    </style:style>
    <style:style style:name="ro3" style:family="table-row">
      <style:table-row-properties style:row-height="191.76pt" fo:break-before="auto" style:use-optimal-row-height="true"/>
    </style:style>
    <style:style style:name="ro4" style:family="table-row">
      <style:table-row-properties style:row-height="14.91pt"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font-weight="bold" style:font-weight-asian="bold" style:font-weight-complex="bold"/>
    </style:style>
    <style:style style:name="ce2" style:family="table-cell" style:parent-style-name="Default">
      <style:text-properties style:font-name="Lato Medium"/>
    </style:style>
    <style:style style:name="ce3" style:family="table-cell" style:parent-style-name="Default">
      <style:table-cell-properties fo:wrap-option="wrap"/>
      <style:text-properties style:use-window-font-color="true" style:text-outline="false" style:text-line-through-style="none" style:text-line-through-type="none" style:font-name="Lato Medium"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intersex"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5" table:default-cell-style-name="Default"/>
        <table:table-row table:style-name="ro1">
          <table:table-cell office:value-type="string" calcext:value-type="string">
            <text:p>ubhatobyañjanake</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ā</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number-columns-repeated="1015"/>
        </table:table-row>
        <table:table-row table:style-name="ro1">
          <table:table-cell office:value-type="string" calcext:value-type="string">
            <text:p>manussāmanussatiracchānagat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amanussitthimanuss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amanuss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tiracchānagat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tiracchānagatitthipaṇḍak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ssaubhatobyañjanako</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1015"/>
        </table:table-row>
        <table:table-row table:style-name="ro1">
          <table:table-cell office:value-type="string" calcext:value-type="string">
            <text:p>itthiubhatobyañjanakaitthiy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purisaubhatobyañjanakapurise</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purisaubhatobyañjanakassa</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table:number-columns-repeated="1015"/>
        </table:table-row>
        <table:table-row table:style-name="ro1">
          <table:table-cell office:value-type="string" calcext:value-type="string">
            <text:p>ubhatobyañjanako</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table:number-columns-repeated="1015"/>
        </table:table-row>
        <table:table-row table:style-name="ro1">
          <table:table-cell office:value-type="string" calcext:value-type="string">
            <text:p>manussapaṇḍakaubhatobyañjanakatiracchānagatapurisāda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ssubhatobyañjanakādī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oti</text:p>
          </table:table-cell>
          <table:table-cell office:value-type="float" office:value="11" calcext:value-type="float">
            <text:p>11</text:p>
          </table:table-cell>
          <table:table-cell table:number-columns-repeated="5"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table:number-columns-repeated="1015"/>
        </table:table-row>
        <table:table-row table:style-name="ro1">
          <table:table-cell office:value-type="string" calcext:value-type="string">
            <text:p>ubhatobyañjanakānaṁ</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15"/>
        </table:table-row>
        <table:table-row table:style-name="ro1">
          <table:table-cell office:value-type="string" calcext:value-type="string">
            <text:p>paṇḍakatiracchānagataubhatobyañjanakā</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avatthukathāvaṇṇanā</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assa</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1">
          <table:table-cell office:value-type="string" calcext:value-type="string">
            <text:p>itthiubhatobyañjanakassa</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table:number-columns-repeated="1015"/>
        </table:table-row>
        <table:table-row table:style-name="ro1">
          <table:table-cell office:value-type="string" calcext:value-type="string">
            <text:p>itthiubhatobyañjanako</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table:number-columns-repeated="1015"/>
        </table:table-row>
        <table:table-row table:style-name="ro1">
          <table:table-cell office:value-type="string" calcext:value-type="string">
            <text:p>purisaubhatobyañjanako</text:p>
          </table:table-cell>
          <table:table-cell office:value-type="float" office:value="11" calcext:value-type="float">
            <text:p>11</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table:number-columns-repeated="1015"/>
        </table:table-row>
        <table:table-row table:style-name="ro1">
          <table:table-cell office:value-type="string" calcext:value-type="string">
            <text:p>ubhatobyañjanakapariyant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upajjhāyapariyosānesu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paṇḍakatiracchānagataubhatobyañjanakānaṁ</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āsī</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aṁ</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assa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jaccabadhirajaccamūgajaccajaḷajaccummattakapaṇḍakaubhatobyañjanakanapuṁsakamammādī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avatthukathā</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esu</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office:value-type="string" calcext:value-type="string">
            <text:p>itthiubhatobyañjanakot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apaṇḍakapurisānamp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office:value-type="string" calcext:value-type="string">
            <text:p>itthipurisapaṇḍakaubhatobyañjanakavasen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amanussitthitiracchānagatitthiamanussubhatobyañjanakādīnam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itthipurisapaṇḍak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itthipurisapaṇḍakaubhatobyañjanak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itthiubhatobyañjanak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purisaubhatobyañjanakapaṇḍak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ssapurisaamanussapaṇḍakaubhatobyañjanakatiracchānagatapurisāda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purisaubhatobyañjanakoti</text:p>
          </table:table-cell>
          <table:table-cell office:value-type="float" office:value="3" calcext:value-type="float">
            <text:p>3</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assane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saṅghagaṇapaṇḍakatheyyasaṁvāsakatitthiyapakkantakatiracchānagatamātupituarahantaghātakabhikkhunidūsakasaṅghabhedakalohituppādakaubhatobyañjanakasaṅkhāteh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āsī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ās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upajjhāyapariyosānesu</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jaccandhajaccabadhirajaccummattakanapuṁsakaubhatobyañjanakāda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purisaubhatobyañjanaken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ssaubhatobyañjanakādīnaṁ</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lohituppādak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ubhatobyañjanako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ssubhatobyañjanak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amanussubhatobyañjanak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tiracchānagatubhatobyañjanak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manussubhatobyañjanakassa</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amanussubhatobyañjanakassa</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tiracchānagatubhatobyañjanakassa</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manussubhatobyañjanakaṁ</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amanussubhatobyañjanakaṁ</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tiracchānagatubhatobyañjanakaṁ</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ubhatobyañjanakacatutth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ubhatobyañjanakapañcam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ubhatobyañjanakavīs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ubhatobyañjanakāpi</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ubhatobyañjanakavatth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ubhatobyañjanakupajjhāyena</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paṇḍakanapuṁsakaubhatobyañjanakānaṁ</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ubhatobyañjanakanapuṁsak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ātugāmanapuṁsakaubhatobyañjanakānañhi</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paṇḍakaubhatobyañjanakatiracchānagatasaṅkhāten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ubhatobyañjanakaosī</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jaccandhajaccabadhirajaccaeḷajaccummattakaubhatobyañjanakanapuṁsakāna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ubhatobyajjanakavatthukath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paṇḍakaubhatobyañjanakabhedo</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ubhatobyañjanakamp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ubhatobyañjanakavāre</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ubhatobyañjanakassā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ubhatobyañjanakapaṇḍak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ubhatobyañjanakapaṇḍak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ubhatobyañjanakabhāv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purisaubhatobyañjanakassa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table:number-columns-repeated="10"/>
          <table:table-cell table:style-name="ce6" table:number-columns-repeated="1014"/>
        </table:table-row>
        <table:table-row table:style-name="ro1">
          <table:table-cell office:value-type="string" calcext:value-type="string">
            <text:p>sum</text:p>
          </table:table-cell>
          <table:table-cell table:formula="of:=SUM([.B1:.B81])" office:value-type="float" office:value="263" calcext:value-type="float">
            <text:p>263</text:p>
          </table:table-cell>
          <table:table-cell table:formula="of:=SUM([.C1:.C81])" office:value-type="float" office:value="0" calcext:value-type="float">
            <text:p>0</text:p>
          </table:table-cell>
          <table:table-cell table:formula="of:=SUM([.D1:.D81])" office:value-type="float" office:value="1" calcext:value-type="float">
            <text:p>1</text:p>
          </table:table-cell>
          <table:table-cell table:formula="of:=SUM([.E1:.E81])" office:value-type="float" office:value="53" calcext:value-type="float">
            <text:p>53</text:p>
          </table:table-cell>
          <table:table-cell table:formula="of:=SUM([.F1:.F81])" office:value-type="float" office:value="0" calcext:value-type="float">
            <text:p>0</text:p>
          </table:table-cell>
          <table:table-cell table:formula="of:=SUM([.G1:.G81])" office:value-type="float" office:value="39" calcext:value-type="float">
            <text:p>39</text:p>
          </table:table-cell>
          <table:table-cell table:formula="of:=SUM([.H1:.H81])" office:value-type="float" office:value="150" calcext:value-type="float">
            <text:p>150</text:p>
          </table:table-cell>
          <table:table-cell table:formula="of:=SUM([.I1:.I81])" office:value-type="float" office:value="20" calcext:value-type="float">
            <text:p>20</text:p>
          </table:table-cell>
          <table:table-cell table:number-columns-repeated="1015"/>
        </table:table-row>
      </table:table>
      <table:table table:name="pandaka" table:style-name="ta1">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2" table:default-cell-style-name="Default"/>
        <table:table-column table:style-name="co10" table:number-columns-repeated="2" table:default-cell-style-name="Default"/>
        <table:table-row table:style-name="ro1">
          <table:table-cell office:value-type="string" calcext:value-type="string">
            <text:p>paṇḍako</text:p>
          </table:table-cell>
          <table:table-cell office:value-type="float" office:value="147" calcext:value-type="float">
            <text:p>147</text:p>
          </table:table-cell>
          <table:table-cell office:value-type="float" office:value="1" calcext:value-type="float">
            <text:p>1</text:p>
          </table:table-cell>
          <table:table-cell office:value-type="float" office:value="3" calcext:value-type="float">
            <text:p>3</text:p>
          </table:table-cell>
          <table:table-cell office:value-type="float" office:value="56" calcext:value-type="float">
            <text:p>56</text:p>
          </table:table-cell>
          <table:table-cell office:value-type="float" office:value="0" calcext:value-type="float">
            <text:p>0</text:p>
          </table:table-cell>
          <table:table-cell office:value-type="float" office:value="7" calcext:value-type="float">
            <text:p>7</text:p>
          </table:table-cell>
          <table:table-cell office:value-type="float" office:value="67" calcext:value-type="float">
            <text:p>67</text:p>
          </table:table-cell>
          <table:table-cell office:value-type="float" office:value="13" calcext:value-type="float">
            <text:p>13</text:p>
          </table:table-cell>
        </table:table-row>
        <table:table-row table:style-name="ro1">
          <table:table-cell office:value-type="string" calcext:value-type="string">
            <text:p>paṇḍakagocaro</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paṇḍakakathā</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ssa</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row>
        <table:table-row table:style-name="ro1">
          <table:table-cell office:value-type="string" calcext:value-type="string">
            <text:p>paṇḍakasaññī</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ena</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paṇḍakā</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paṇḍakānaṁ</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paṇḍaka</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row>
        <table:table-row table:style-name="ro1">
          <table:table-cell office:value-type="string" calcext:value-type="string">
            <text:p>itthipaṇḍakā</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paṇḍakassa</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row>
        <table:table-row table:style-name="ro1">
          <table:table-cell office:value-type="string" calcext:value-type="string">
            <text:p>amanussapaṇḍakassa</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row>
        <table:table-row table:style-name="ro1">
          <table:table-cell office:value-type="string" calcext:value-type="string">
            <text:p>tiracchānagatapaṇḍakassa</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row>
        <table:table-row table:style-name="ro1">
          <table:table-cell office:value-type="string" calcext:value-type="string">
            <text:p>paṇḍake</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4" calcext:value-type="float">
            <text:p>24</text:p>
          </table:table-cell>
          <table:table-cell office:value-type="float" office:value="8" calcext:value-type="float">
            <text:p>8</text:p>
          </table:table-cell>
        </table:table-row>
        <table:table-row table:style-name="ro1">
          <table:table-cell office:value-type="string" calcext:value-type="string">
            <text:p>paṇḍakāpi</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racchānagatapaṇḍakaṁ</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4" office:value-type="float" office:value="0" calcext:value-type="float">
            <text:p>0</text:p>
          </table:table-cell>
        </table:table-row>
        <table:table-row table:style-name="ro1">
          <table:table-cell office:value-type="string" calcext:value-type="string">
            <text:p>paṇḍakaṁ</text:p>
          </table:table-cell>
          <table:table-cell office:value-type="float" office:value="11" calcext:value-type="float">
            <text:p>1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paṇḍakupajjhāyena</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manussapaṇḍakaṁ</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row>
        <table:table-row table:style-name="ro1">
          <table:table-cell office:value-type="string" calcext:value-type="string">
            <text:p>amanussapaṇḍakaṁ</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row>
        <table:table-row table:style-name="ro1">
          <table:table-cell office:value-type="string" calcext:value-type="string">
            <text:p>paṇḍakavatthu</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paṇḍaketi</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ariyapaṇḍake</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paṇḍakāsi</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amanussapaṇḍako</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iracchānagatapaṇḍako</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pañcamo</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paṇḍak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paṇḍakopahat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paṇḍakacatutth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paṇḍakavīs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gaṇapaṇḍakapattak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itthipaṇḍakāpi</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sikharaṇitthipaṇḍakā</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ubhatobyañjanapaṇḍakā</text:p>
          </table:table-cell>
          <table:table-cell office:value-type="float" office:value="7" calcext:value-type="float">
            <text:p>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dīnaṁ</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string" calcext:value-type="string">
            <text:p>paṇḍakanapuṁsakaubhatobyañjanakānaṁ</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paṇḍakāti</text:p>
          </table:table-cell>
          <table:table-cell office:value-type="float" office:value="8" calcext:value-type="float">
            <text:p>8</text:p>
          </table:table-cell>
          <table:table-cell table:number-columns-repeated="4" office:value-type="float" office:value="0" calcext:value-type="float">
            <text:p>0</text:p>
          </table:table-cell>
          <table:table-cell table:number-columns-repeated="2"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pakkhapaṇḍako</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7" calcext:value-type="float">
            <text:p>17</text:p>
          </table:table-cell>
          <table:table-cell office:value-type="float" office:value="1" calcext:value-type="float">
            <text:p>1</text:p>
          </table:table-cell>
        </table:table-row>
        <table:table-row table:style-name="ro1">
          <table:table-cell office:value-type="string" calcext:value-type="string">
            <text:p>paṇḍakādayo</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row>
        <table:table-row table:style-name="ro1">
          <table:table-cell office:value-type="string" calcext:value-type="string">
            <text:p>opakkamikapaṇḍako</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āsittapaṇḍako</text:p>
          </table:table-cell>
          <table:table-cell office:value-type="float" office:value="11" calcext:value-type="float">
            <text:p>11</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usūyapaṇḍako</text:p>
          </table:table-cell>
          <table:table-cell office:value-type="float" office:value="9" calcext:value-type="float">
            <text:p>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row>
        <table:table-row table:style-name="ro1">
          <table:table-cell office:value-type="string" calcext:value-type="string">
            <text:p>napuṁsakapaṇḍakoti</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ṇḍakatiracchānagataubhatobyañjanakānaṁ</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kkhapaṇḍakassa</text:p>
          </table:table-cell>
          <table:table-cell office:value-type="float" office:value="7" calcext:value-type="float">
            <text:p>7</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string" calcext:value-type="string">
            <text:p>paṇḍakatiracchānagataubhatobyañjanakā</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nariyapaṇḍaketi</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āsittapaṇḍakassa</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manussapaṇḍakādīnaṁ</text:p>
          </table:table-cell>
          <table:table-cell office:value-type="float" office:value="3" calcext:value-type="float">
            <text:p>3</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usūyapaṇḍakassa</text:p>
          </table:table-cell>
          <table:table-cell office:value-type="float" office:value="3" calcext:value-type="float">
            <text:p>3</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saññissa</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vatthukathā</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opi</text:p>
          </table:table-cell>
          <table:table-cell office:value-type="float" office:value="2" calcext:value-type="float">
            <text:p>2</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ātipaṇḍakapaṭisandhiyā</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dhavathullakumārikapaṇḍakapānāgārabhikkhunigocaro</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ṇḍakaubhatobyañjanakatiracchānagatasaṅkhāten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ṇḍakapurisatiracchānagatasaññissāp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paṇḍakatiracchānagatasaññissāp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īpaṇḍakesup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paṇḍakāt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ṇḍakos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vidhavathullakumārikapaṇḍakabhikkhunīpānāgāragocaret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vidhavāthullakumārikapaṇḍakabhikkhunipānāgāragocaret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ṇḍakobhikkhavet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ṇḍakaubhatobyañjanakabhedo</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ṇḍakamp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ṇḍakapurisavāresu</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paṇḍakapakkhe</text:p>
          </table:table-cell>
          <table:table-cell office:value-type="float" office:value="15" calcext:value-type="float">
            <text:p>15</text:p>
          </table:table-cell>
          <table:table-cell table:number-columns-repeated="5" office:value-type="float" office:value="0" calcext:value-type="float">
            <text:p>0</text:p>
          </table:table-cell>
          <table:table-cell office:value-type="float" office:value="14" calcext:value-type="float">
            <text:p>14</text:p>
          </table:table-cell>
          <table:table-cell office:value-type="float" office:value="1" calcext:value-type="float">
            <text:p>1</text:p>
          </table:table-cell>
        </table:table-row>
        <table:table-row table:style-name="ro1">
          <table:table-cell office:value-type="string" calcext:value-type="string">
            <text:p>paṇḍakapakkhe</text:p>
          </table:table-cell>
          <table:table-cell office:value-type="float" office:value="11" calcext:value-type="float">
            <text:p>11</text:p>
          </table:table-cell>
          <table:table-cell table:number-columns-repeated="5"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row>
        <table:table-row table:style-name="ro1">
          <table:table-cell office:value-type="string" calcext:value-type="string">
            <text:p>paṇḍakabhāvapakkhe</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paṇḍakavatthukathāvaṇṇanā</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paṇḍakoti</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napuṁsakapaṇḍako</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paṇḍakesu</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paṇḍakattaṁ</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paṇḍakabhāvapakkhepi</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opakkamikapaṇḍakassa</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ṇḍakupajjhāyādiṁ</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kkhapaṇḍakoti</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paṇḍakabhāvo</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paṇḍakādiggahaṇañcettha</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āsittausūyapaṇḍakānaṁ</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yakkhīpetīpaṇḍakānaṁ</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paṇḍakādīhi</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kkhapaṇḍakatt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bhāvūpagamanen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tt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paṇḍakapakkha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bhūtatt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kkhapaṇḍakīp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dīsu</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itthīh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nant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bhāvāpattīt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āsittausūyapakkhapaṇḍakānañc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dīnamp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to</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diupajjhāyen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purisatiracchānagatasaññiss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bhāvādiyogen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vatthusmi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āsittausūyapakkhapaṇḍak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apaṇḍakasadisatt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apaṇḍakass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ttupagamanakālato</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apaṇḍaken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bhāvamāpanna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paṇḍakapakkhep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dike</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ubhatobyañjanakapaṇḍakapurisānamp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yakkhapetapaṇḍakatiracchānagatamanussaviggahāna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saññino</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yakkhīpetīpaṇḍakesu</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disaññinop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ādīsūt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ṇḍakabhāvānupapattito</text:p>
          </table:table-cell>
          <table:table-cell office:value-type="float" office:value="2" calcext:value-type="float">
            <text:p>2</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pakkhapaṇḍakabhāv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katipaṇḍak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paṇḍako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manussapaṇḍakaamanussapurisatiracchānagatitthitiracchānagatapaṇḍakā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manussapaṇḍ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iracchānagatitthipaṇḍak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paṇḍaken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iracchānagatapurisapaṇḍakitthi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paṇḍakapurisasaññit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purisatiracchānagatamūl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purisasaññī</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ayopī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gatikov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paṇḍakaubhatobyañjanakatiracchānagatapurisāda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ssā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ikasaññin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isu</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pariyāpannā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ikkhunisāmaṇerasāmaṇerisikkhamānapaṇḍakaitthisikkhāpaccakkhāt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sittapaṇḍakañc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sūyapaṇḍakañc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vatthumh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sabhāv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paṇḍako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kkhapaṇḍakī</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āsapaṇḍakalekhapaṇḍakeh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ekhapaṇḍak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opakkamikalekhapaṇḍ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manussitthipaṇḍakeh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saññino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accabadhirajaccamūgajaccajaḷajaccummattakapaṇḍakaubhatobyañjanakanapuṁsakamammādī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sittapaṇḍakādīsu</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paṇḍakovādhippeto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bhāv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vārat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īhi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ntiād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sittapaṇḍakañcāād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purisapaṇḍakaubhatobyañjanakavasen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īnañh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ssā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purisapaṇḍakaubhatobyañjan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purisapaṇḍakaubhatobyañjanak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paṇḍakañc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ahaṭṭhatitthiyapaṇḍakādīsu</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ubhatobyañjanakapaṇḍak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esiyāvidhavāthullakumāripaṇḍakabhikkhunigocarat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igahaṇass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gatiko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yakkhipeti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sabhāvatt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purisaamanussapaṇḍakaubhatobyañjanakatiracchānagatapurisāda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esiyāvidhavāthullakumārikāpaṇḍakapānāgārabhikkhunibhedat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bhāvamāpajjant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bhāvamāpajjantass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pakkh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kathāvaṇṇan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ṅghagaṇapaṇḍakatheyyasaṁvāsakatitthiyapakkantakatiracchānagatamātupituarahantaghātakabhikkhunidūsakasaṅghabhedakalohituppādakaubhatobyañjanakasaṅkhāteh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purisapaṇḍakaubhatobyañjan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ik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gatikatt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eye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oādivacanenā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paṇḍakesu</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hullakumārīpaṇḍakabhikkhunīpānāgāragocar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opakkamikanapuṁsakapaṇḍ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iekādasavidhass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vakaanupasampannanānāsaṁvāsakamātugāmapaṇḍ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etapaṇḍakatiracchānagat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lohitakabhikkhusadisass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bhāvānāpaaāt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iupajjhāyeh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yakkhapetatiracchānapaṇḍak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yakkhapetatiracchānapaṇḍakānañc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ṁsakapaṇḍak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vesiyāvidhavāthullakumārikapaṇḍakabhikkhunigocarat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vasene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purisatiracchānagatasaññī</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theyyasaṁvāsak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yakkhipetipaṇḍakamanussaviggahatiracchānitthī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ggahaṇen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tiracchānagatasaññivimatipaṇḍakādiaññamatipakkhe</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ādīsū</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ḍakayakkhipetīsu</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accandhajaccabadhirajaccajaḷajaccummattakapaṇḍakaubhatobyañjananapuṁsakādī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ssūyapaṇḍako</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aṇḍakādibhāvan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amūgamammanādibhāv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anapuṁsakamūgapakkh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jātipaṇḍakapaṭisandhiy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jaccapaṇḍak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ppaṇdakar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ādibhāv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bhatobyañjanakapaṇḍak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bhatobyañjanakapaṇḍak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sittakapaṇḍakād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oticett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ssūyapaṇḍakass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pakkamikanapuṁsakapakkhapaṇḍak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paṇḍakapakkhepabbaji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ssūyapakkhapaṇḍakānañc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atiracchānagataubh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asāmaññ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ādin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ādik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onām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table:number-columns-repeated="9"/>
        </table:table-row>
        <table:table-row table:style-name="ro1">
          <table:table-cell table:style-name="ce6" office:value-type="string" calcext:value-type="string">
            <text:p>Sum</text:p>
          </table:table-cell>
          <table:table-cell table:style-name="ce6" table:formula="of:=SUM([.B1:.B224])" office:value-type="float" office:value="790" calcext:value-type="float">
            <text:p>790</text:p>
          </table:table-cell>
          <table:table-cell table:style-name="ce6" table:formula="of:=SUM([.C1:.C224])" office:value-type="float" office:value="3" calcext:value-type="float">
            <text:p>3</text:p>
          </table:table-cell>
          <table:table-cell table:style-name="ce6" table:formula="of:=SUM([.D1:.D224])" office:value-type="float" office:value="6" calcext:value-type="float">
            <text:p>6</text:p>
          </table:table-cell>
          <table:table-cell table:style-name="ce6" table:formula="of:=SUM([.E1:.E224])" office:value-type="float" office:value="163" calcext:value-type="float">
            <text:p>163</text:p>
          </table:table-cell>
          <table:table-cell table:style-name="ce6" table:formula="of:=SUM([.F1:.F224])" office:value-type="float" office:value="4" calcext:value-type="float">
            <text:p>4</text:p>
          </table:table-cell>
          <table:table-cell table:style-name="ce6" table:formula="of:=SUM([.G1:.G224])" office:value-type="float" office:value="69" calcext:value-type="float">
            <text:p>69</text:p>
          </table:table-cell>
          <table:table-cell table:style-name="ce6" table:formula="of:=SUM([.H1:.H224])" office:value-type="float" office:value="473" calcext:value-type="float">
            <text:p>473</text:p>
          </table:table-cell>
          <table:table-cell table:style-name="ce6" table:formula="of:=SUM([.I1:.I224])" office:value-type="float" office:value="72" calcext:value-type="float">
            <text:p>72</text:p>
          </table:table-cell>
        </table:table-row>
      </table:table>
      <table:table table:name="napumsaka" table:style-name="ta1">
        <table:table-column table:style-name="co11" table:default-cell-style-name="Default"/>
        <table:table-column table:style-name="co12" table:default-cell-style-name="Default"/>
        <table:table-column table:style-name="co9" table:number-columns-repeated="4" table:default-cell-style-name="Default"/>
        <table:table-column table:style-name="co10" table:number-columns-repeated="2" table:default-cell-style-name="Default"/>
        <table:table-column table:style-name="co12" table:default-cell-style-name="Default"/>
        <table:table-row table:style-name="ro1">
          <table:table-cell office:value-type="string" calcext:value-type="string">
            <text:p>napuṁsakādhivacanakusalo</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napuṁsakānaṁ</text:p>
          </table:table-cell>
          <table:table-cell office:value-type="float" office:value="9" calcext:value-type="float">
            <text:p>9</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row>
        <table:table-row table:style-name="ro1">
          <table:table-cell office:value-type="string" calcext:value-type="string">
            <text:p>bhāvanapuṁsakaniddeso</text:p>
          </table:table-cell>
          <table:table-cell office:value-type="float" office:value="52" calcext:value-type="float">
            <text:p>52</text:p>
          </table:table-cell>
          <table:table-cell table:number-columns-repeated="4" office:value-type="float" office:value="0" calcext:value-type="float">
            <text:p>0</text:p>
          </table:table-cell>
          <table:table-cell office:value-type="float" office:value="16" calcext:value-type="float">
            <text:p>16</text:p>
          </table:table-cell>
          <table:table-cell office:value-type="float" office:value="34" calcext:value-type="float">
            <text:p>34</text:p>
          </table:table-cell>
          <table:table-cell office:value-type="float" office:value="2" calcext:value-type="float">
            <text:p>2</text:p>
          </table:table-cell>
        </table:table-row>
        <table:table-row table:style-name="ro1">
          <table:table-cell office:value-type="string" calcext:value-type="string">
            <text:p>bhāvanapuṁsakaṁ</text:p>
          </table:table-cell>
          <table:table-cell office:value-type="float" office:value="43" calcext:value-type="float">
            <text:p>43</text:p>
          </table:table-cell>
          <table:table-cell table:number-columns-repeated="4" office:value-type="float" office:value="0" calcext:value-type="float">
            <text:p>0</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row>
        <table:table-row table:style-name="ro1">
          <table:table-cell office:value-type="string" calcext:value-type="string">
            <text:p>napuṁsakavacanaṁ</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2" office:value-type="float" office:value="1" calcext:value-type="float">
            <text:p>1</text:p>
          </table:table-cell>
        </table:table-row>
        <table:table-row table:style-name="ro1">
          <table:table-cell office:value-type="string" calcext:value-type="string">
            <text:p>bhāvanapuṁsakavacanaṁ</text:p>
          </table:table-cell>
          <table:table-cell office:value-type="float" office:value="8" calcext:value-type="float">
            <text:p>8</text:p>
          </table:table-cell>
          <table:table-cell table:number-columns-repeated="4"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ṇḍakanapuṁsakaubhatobyañjanakānaṁ</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napuṁsakā</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0" calcext:value-type="float">
            <text:p>10</text:p>
          </table:table-cell>
        </table:table-row>
        <table:table-row table:style-name="ro1">
          <table:table-cell office:value-type="string" calcext:value-type="string">
            <text:p>napuṁsakaniddeso</text:p>
          </table:table-cell>
          <table:table-cell office:value-type="float" office:value="38" calcext:value-type="float">
            <text:p>3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20" calcext:value-type="float">
            <text:p>20</text:p>
          </table:table-cell>
          <table:table-cell office:value-type="float" office:value="16" calcext:value-type="float">
            <text:p>16</text:p>
          </table:table-cell>
        </table:table-row>
        <table:table-row table:style-name="ro1">
          <table:table-cell office:value-type="string" calcext:value-type="string">
            <text:p>napuṁsake</text:p>
          </table:table-cell>
          <table:table-cell office:value-type="float" office:value="188" calcext:value-type="float">
            <text:p>18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181" calcext:value-type="float">
            <text:p>181</text:p>
          </table:table-cell>
        </table:table-row>
        <table:table-row table:style-name="ro1">
          <table:table-cell office:value-type="string" calcext:value-type="string">
            <text:p>bhāvanapuṁsakametaṁ</text:p>
          </table:table-cell>
          <table:table-cell office:value-type="float" office:value="7" calcext:value-type="float">
            <text:p>7</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napuṁsakapaṇḍakoti</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bhāvanapuṁsakavacanametaṁ</text:p>
          </table:table-cell>
          <table:table-cell office:value-type="float" office:value="4" calcext:value-type="float">
            <text:p>4</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o</text:p>
          </table:table-cell>
          <table:table-cell office:value-type="float" office:value="14" calcext:value-type="float">
            <text:p>1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office:value-type="string" calcext:value-type="string">
            <text:p>bhāvanapuṁsakameva</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mātugāmanapuṁsakaubhatobyañjanakānañhi</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napuṁsakaliṅgena</text:p>
          </table:table-cell>
          <table:table-cell office:value-type="float" office:value="23" calcext:value-type="float">
            <text:p>23</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10" calcext:value-type="float">
            <text:p>10</text:p>
          </table:table-cell>
        </table:table-row>
        <table:table-row table:style-name="ro1">
          <table:table-cell office:value-type="string" calcext:value-type="string">
            <text:p>napuṁsakaliṅgavasena</text:p>
          </table:table-cell>
          <table:table-cell office:value-type="float" office:value="21" calcext:value-type="float">
            <text:p>2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11" calcext:value-type="float">
            <text:p>11</text:p>
          </table:table-cell>
        </table:table-row>
        <table:table-row table:style-name="ro1">
          <table:table-cell office:value-type="string" calcext:value-type="string">
            <text:p>napuṁsakaliṅgaṁ</text:p>
          </table:table-cell>
          <table:table-cell office:value-type="float" office:value="42" calcext:value-type="float">
            <text:p>42</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row>
        <table:table-row table:style-name="ro1">
          <table:table-cell office:value-type="string" calcext:value-type="string">
            <text:p>napuṁsakassa</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jaccandhabadhiraaghānakanapuṁsakassa</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napuṁsakattaṁ</text:p>
          </table:table-cell>
          <table:table-cell office:value-type="float" office:value="24" calcext:value-type="float">
            <text:p>24</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22" calcext:value-type="float">
            <text:p>22</text:p>
          </table:table-cell>
        </table:table-row>
        <table:table-row table:style-name="ro1">
          <table:table-cell office:value-type="string" calcext:value-type="string">
            <text:p>napuṁsakanti</text:p>
          </table:table-cell>
          <table:table-cell office:value-type="float" office:value="11" calcext:value-type="float">
            <text:p>1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row>
        <table:table-row table:style-name="ro1">
          <table:table-cell office:value-type="string" calcext:value-type="string">
            <text:p>purisanapuṁsakānañc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napuṁsakānañc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apuṁsakabhāvavacanavasen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apuṁsakattabhāvato</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apuṁsakattabhāve</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apuṁsakajātiy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jātinapuṁsakot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jaccandhajātibadhirajātiummattakaeḷamūganapuṁsakādīna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bhatobyañjanakanapuṁsak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apuṁsakapaṭisandh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apuṁsakavacanen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apuṁsakabhāvappaṭilābhass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jaccandhajaccabadhirajaccaeḷajaccummattakaubhatobyañjanakanapuṁsakāna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bhāvanapuṁsakabhāvānaṁ</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hāvanapuṁsakañcetaṁ</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row>
        <table:table-row table:style-name="ro1">
          <table:table-cell office:value-type="string" calcext:value-type="string">
            <text:p>napuṁsakaliṅgo</text:p>
          </table:table-cell>
          <table:table-cell office:value-type="float" office:value="40" calcext:value-type="float">
            <text:p>40</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34" calcext:value-type="float">
            <text:p>34</text:p>
          </table:table-cell>
        </table:table-row>
        <table:table-row table:style-name="ro1">
          <table:table-cell office:value-type="string" calcext:value-type="string">
            <text:p>bhāvanapuṁsakanti</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napuṁsakapaṇḍako</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bhāvanapuṁsakavasena</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napuṁsakena</text:p>
          </table:table-cell>
          <table:table-cell office:value-type="float" office:value="10" calcext:value-type="float">
            <text:p>10</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row>
        <table:table-row table:style-name="ro1">
          <table:table-cell office:value-type="string" calcext:value-type="string">
            <text:p>napuṁsakaniddesena</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bhāvanapuṁsakaniddesoyaṁ</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napuṁsakehi</text:p>
          </table:table-cell>
          <table:table-cell office:value-type="float" office:value="9" calcext:value-type="float">
            <text:p>9</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row>
        <table:table-row table:style-name="ro1">
          <table:table-cell office:value-type="string" calcext:value-type="string">
            <text:p>napuṁsakaliṅgatā</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napuṁsakaniddesārahaṁ</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napuṁsakaniddesārahesu</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napuṁsakaliṅgayutto</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iyatanapuṁsakatt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hāvanapuṁsako</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napuṁsakānamp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apaṇḍakasadisatt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apaṇḍakass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apaṇḍakena</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iyatanapuṁsakaliṅgattā</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puṁsakattā</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row>
        <table:table-row table:style-name="ro1">
          <table:table-cell office:value-type="string" calcext:value-type="string">
            <text:p>napuṁsakepi</text:p>
          </table:table-cell>
          <table:table-cell office:value-type="float" office:value="6" calcext:value-type="float">
            <text:p>6</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string" calcext:value-type="string">
            <text:p>napuṁsakāni</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puṁsakavasena</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puṁsakaliṅgoti</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napuṁsakatā</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napuṁsakoti</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napuṁsakoyeva</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napuṁsakaliṅgameva</text:p>
          </table:table-cell>
          <table:table-cell office:value-type="float" office:value="2" calcext:value-type="float">
            <text:p>2</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napuṁsakaliṅgadassanatth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niddesovāy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accandhajaccabadhirajaccāghānanapuṁsakaādikappikā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sadd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mi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paṇḍako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tāvibhāvanatth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accabadhirajaccamūgajaccajaḷajaccummattakapaṇḍakaubhatobyañjanakanapuṁsakamammādī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ntye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paṇḍakovādhippeto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karaṇamp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vaca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uttapurimanapuṁsakaliṅgasabhāgatāy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ttamekattañc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padass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pad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payogo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āyev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sambandhadassanatth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niddesoyan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tt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itthiliṅg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vacanañcet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opakkamikanapuṁsakapaṇḍak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viggahen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saddantar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ekavaca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ttābhāv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ttābhāve</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niddese</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ekattanapuṁsakattass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yatanapuṁsakaliṅge</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niddeso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vacanametan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vacanan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accandhajaccabadhirajaccummattakanapuṁsakaubhatobyañjanakāda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vipariyāyo</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niddesenā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nnapuṁsakaliṅgavasen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accandhajaccabadhirajaccajaḷajaccummattakapaṇḍakaubhatobyañjananapuṁsakādīnaṁ</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vanapuṁsakaniddesoti</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ṁ</text:p>
          </table:table-cell>
          <table:table-cell office:value-type="float" office:value="40" calcext:value-type="float">
            <text:p>40</text:p>
          </table:table-cell>
          <table:table-cell table:number-columns-repeated="6" office:value-type="float" office:value="0" calcext:value-type="float">
            <text:p>0</text:p>
          </table:table-cell>
          <table:table-cell office:value-type="float" office:value="40" calcext:value-type="float">
            <text:p>40</text:p>
          </table:table-cell>
        </table:table-row>
        <table:table-row table:style-name="ro1">
          <table:table-cell office:value-type="string" calcext:value-type="string">
            <text:p>napuṁsakaliṅgarūpāni</text:p>
          </table:table-cell>
          <table:table-cell office:value-type="float" office:value="28" calcext:value-type="float">
            <text:p>28</text:p>
          </table:table-cell>
          <table:table-cell table:number-columns-repeated="6" office:value-type="float" office:value="0" calcext:value-type="float">
            <text:p>0</text:p>
          </table:table-cell>
          <table:table-cell office:value-type="float" office:value="28" calcext:value-type="float">
            <text:p>28</text:p>
          </table:table-cell>
        </table:table-row>
        <table:table-row table:style-name="ro1">
          <table:table-cell office:value-type="string" calcext:value-type="string">
            <text:p>punnapuṁsake</text:p>
          </table:table-cell>
          <table:table-cell office:value-type="float" office:value="15" calcext:value-type="float">
            <text:p>15</text:p>
          </table:table-cell>
          <table:table-cell table:number-columns-repeated="6" office:value-type="float" office:value="0" calcext:value-type="float">
            <text:p>0</text:p>
          </table:table-cell>
          <table:table-cell office:value-type="float" office:value="15" calcext:value-type="float">
            <text:p>15</text:p>
          </table:table-cell>
        </table:table-row>
        <table:table-row table:style-name="ro1">
          <table:table-cell office:value-type="string" calcext:value-type="string">
            <text:p>napuṁsakaliṅge</text:p>
          </table:table-cell>
          <table:table-cell office:value-type="float" office:value="13" calcext:value-type="float">
            <text:p>13</text:p>
          </table:table-cell>
          <table:table-cell table:number-columns-repeated="6" office:value-type="float" office:value="0" calcext:value-type="float">
            <text:p>0</text:p>
          </table:table-cell>
          <table:table-cell office:value-type="float" office:value="13" calcext:value-type="float">
            <text:p>13</text:p>
          </table:table-cell>
        </table:table-row>
        <table:table-row table:style-name="ro1">
          <table:table-cell office:value-type="string" calcext:value-type="string">
            <text:p>napuṁsakaliṅgattañca</text:p>
          </table:table-cell>
          <table:table-cell office:value-type="float" office:value="11" calcext:value-type="float">
            <text:p>11</text:p>
          </table:table-cell>
          <table:table-cell table:number-columns-repeated="6" office:value-type="float" office:value="0" calcext:value-type="float">
            <text:p>0</text:p>
          </table:table-cell>
          <table:table-cell office:value-type="float" office:value="11" calcext:value-type="float">
            <text:p>11</text:p>
          </table:table-cell>
        </table:table-row>
        <table:table-row table:style-name="ro1">
          <table:table-cell office:value-type="string" calcext:value-type="string">
            <text:p>anapuṁsakassa</text:p>
          </table:table-cell>
          <table:table-cell office:value-type="float" office:value="11" calcext:value-type="float">
            <text:p>11</text:p>
          </table:table-cell>
          <table:table-cell table:number-columns-repeated="6" office:value-type="float" office:value="0" calcext:value-type="float">
            <text:p>0</text:p>
          </table:table-cell>
          <table:table-cell office:value-type="float" office:value="11" calcext:value-type="float">
            <text:p>11</text:p>
          </table:table-cell>
        </table:table-row>
        <table:table-row table:style-name="ro1">
          <table:table-cell office:value-type="string" calcext:value-type="string">
            <text:p>napuṁsaka</text:p>
          </table:table-cell>
          <table:table-cell office:value-type="float" office:value="9" calcext:value-type="float">
            <text:p>9</text:p>
          </table:table-cell>
          <table:table-cell table:number-columns-repeated="6" office:value-type="float" office:value="0" calcext:value-type="float">
            <text:p>0</text:p>
          </table:table-cell>
          <table:table-cell office:value-type="float" office:value="9" calcext:value-type="float">
            <text:p>9</text:p>
          </table:table-cell>
        </table:table-row>
        <table:table-row table:style-name="ro1">
          <table:table-cell office:value-type="string" calcext:value-type="string">
            <text:p>napuṁsakaliṅgassa</text:p>
          </table:table-cell>
          <table:table-cell office:value-type="float" office:value="8" calcext:value-type="float">
            <text:p>8</text:p>
          </table:table-cell>
          <table:table-cell table:number-columns-repeated="6" office:value-type="float" office:value="0" calcext:value-type="float">
            <text:p>0</text:p>
          </table:table-cell>
          <table:table-cell office:value-type="float" office:value="8" calcext:value-type="float">
            <text:p>8</text:p>
          </table:table-cell>
        </table:table-row>
        <table:table-row table:style-name="ro1">
          <table:table-cell office:value-type="string" calcext:value-type="string">
            <text:p>napuṁsakaliṅgattaṁ</text:p>
          </table:table-cell>
          <table:table-cell office:value-type="float" office:value="7" calcext:value-type="float">
            <text:p>7</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napuṁsakaliṅgatte</text:p>
          </table:table-cell>
          <table:table-cell office:value-type="float" office:value="7" calcext:value-type="float">
            <text:p>7</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napuṁsakaliṅgāni</text:p>
          </table:table-cell>
          <table:table-cell office:value-type="float" office:value="7" calcext:value-type="float">
            <text:p>7</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napuṁsakaliṅgehi</text:p>
          </table:table-cell>
          <table:table-cell office:value-type="float" office:value="7" calcext:value-type="float">
            <text:p>7</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itthipumanapuṁsake</text:p>
          </table:table-cell>
          <table:table-cell office:value-type="float" office:value="6" calcext:value-type="float">
            <text:p>6</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napuṁsaketi</text:p>
          </table:table-cell>
          <table:table-cell office:value-type="float" office:value="5" calcext:value-type="float">
            <text:p>5</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napuṁsakesu</text:p>
          </table:table-cell>
          <table:table-cell office:value-type="float" office:value="5" calcext:value-type="float">
            <text:p>5</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itthipumanapuṁsakānaṁ</text:p>
          </table:table-cell>
          <table:table-cell office:value-type="float" office:value="5" calcext:value-type="float">
            <text:p>5</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napuṁsakaliṅgānaṁ</text:p>
          </table:table-cell>
          <table:table-cell office:value-type="float" office:value="5" calcext:value-type="float">
            <text:p>5</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thīpunnapuṁsakaṁ</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anapuṁsakassāyaṁ</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anapuṁsakānaṁ</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puṁsakattañca</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anapuṁsakassāti</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puṁsakaliṅgabhāvena</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puṁsakaliṅgattaviññāpanatthaṁ</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puṁsakaliṅgova</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eka</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ameva</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akārantanapuṁsakaliṅgo</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aliṅga</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aliṅgopi</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tyatetānamanapuṁsakānaṁ</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anapuṁsakassāmussa</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ekattaṁ</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napuṁsakaliṅgavasena</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napuṁsakavasena</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aliṅgā</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sismimanapuṁsakāni</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pumanapuṁsakasaṅkhyanti</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pumanapuṁsakasaṅkhyaṁ</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abhāvaṁ</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napuṁsakaliṅgā</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puṁsakaliṅganti</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punnapuṁsakaliṅgo</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punnapuṁsakattant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ebhāve</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nnapuṁsak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ttant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nnapuṁsakesu</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liṅgarās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anapuṁsakarās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īkārantanapuṁsakarās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ukārantanapuṁsakarās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ūkārantanapuṁsakarās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pumanapuṁsak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ehī</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apuṁsakatt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ss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sam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apuṁsakass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ssāy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etīṇ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ānapuṁsakassa</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vajjitassa</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masaddassānapuṁsakassa</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rūp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nnapuṁsakavisaye</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nnapuṁsakaliṅgān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iggahītantanapuṁsakaliṅgān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anapuṁsakaliṅg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ṁnapuṁsakaliṅgo</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ukārantanapuṁsakaliṅgaṁ</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apuṁsakānīt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apuṁsakassetveva</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pumanapuṁsakasamūho</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ṁka</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ekattarās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pumanapuṁsakān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apuṁsakasset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liṅganiddeso</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liṅgotipi</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iyatanapuṁsakaliṅgesu</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ābyay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oy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dīpak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āsanapuṁsakarassattādīs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ṅkhyāpubbattanapuṁsakekattasaṅkhāteh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itthiliṅg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apuṁsakaliṅg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anapuṁsak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anapuṁsak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ccanapuṁsakoy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m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n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y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mattharaṇ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tt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napuṁsakes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kaṇḍ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napuṁsakassak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napuṁsakass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kārantanapuṁsak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kārantanapuṁsakarās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ānaṁty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imhānapuṁsakassāyaṁk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kimaṁsis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āy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kavacan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apuṁsakaliṅg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eccād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mulloc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napuṁsakaliṅg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anapuṁsakaliṅg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ām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he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attābhāv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visay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ssa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ṁ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ānī</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manapuṁsak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pattesisminnānapuṁsakass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emittaṁyomh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eaṭṭhiniy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ddhaṁnapuṁsak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guṇav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aṁnapuṁsakaliṅg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āyanapuṁsakesabbaṁyoss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āsunapuṁsake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masaddassānapuṁsakassāy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māsunapuṁsak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id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musunapuṁsak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aduṁaññ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āvanapuṁsak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ki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īsunapuṁsak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mitinapuṁsakaliṅgaṁt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vanapuṁsak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napuṁsakaliṅgaṁbhāvassekattā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nakkhatt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ṇḍakanapuṁsakamūgapakkh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ādīnan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ismiṁnānapuṁsakass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imhanapuṁsakassāy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ntiliṅgam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assātiki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īmbhanapuṁsakassāy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assātikiṁim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nnapuṁsakaliṅgamhava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bhava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kattambhava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o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ntanapuṁsak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oyev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bhāvoyev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ppayogadassan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sabbanāmān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peyyāl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ṭṭhān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apuṁsakaliṅgaṭṭhān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apuṁsakaliṅg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ṁ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āmikapadamāl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rūp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liṅgat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bhāv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ppayogāni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āniyevetān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āniy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ntanapuṁsakaliṅgo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ntanapuṁsakaliṅgā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ev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ti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payogadassan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napuṁsakaliṅg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kārantanapuṁsakaliṅg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ānamiccev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napuṁsakaliṅg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vajjitān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īpunnapuṁsakāni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mathāpar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hāvanapuṁsakatt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ntanapuṁsakatt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ñc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dutiyekavacan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ti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napuṁsak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nnapuṁsakān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attumāhanapuṁsakeccād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amidam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napuṁsak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tiyantāc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payogāt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ttavisesopaggāh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paccebhidheyy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ānukūl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ekavacano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eh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osiy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ān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micchath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ṁy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māpajjan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o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ekavacan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bhāvena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apuṁsakaliṅgabhāvavigam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napuṁsakaliṅgass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bhāvavigam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bhāvo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napuṁsakaliṅgarūp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es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liṅgaitthiliṅganapuṁsakaliṅgasabbanāmaekavacanaanekavacanava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apuṁsakaliṅges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tanapuṁsakass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katt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apunnapuṁsakaliṅgā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ismimanapuṁsakānī</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hitv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anapuṁsakaliṅg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anapuṁsakaliṅg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napuṁsakaliṅg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tv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apuṁsakes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mekavacanant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īpumanapuṁsakānityuccant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jaccandhajātibadhirajātiummattakajātieḷamūganapuṁsakādī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āpekkh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īpunnapuṁsakasaṅkhātaliṅgavisesatth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mekavacanantañc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umanapuṁsakaliṅgalakkhaṇabhū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apariyāpann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apuṁsakabhāvarahit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īpumanapuṁsakānī</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napuṁsakaliṅgānī</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vacan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mpissāvagamayitu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at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ṁnapuṁsakegāth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ān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apuṁsakānami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hī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kavacananiddes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ekavacanabahuvacanak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īpunnapuṁsakaliṅg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niddes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iddese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dānapuṁsakaliṅg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ānañc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saṅkhāteh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ntu</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ssehānabhidhān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atr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ntev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ntetth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ss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ssā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ānī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risanapuṁsakaliṅgānī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napuṁsakatt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napuṁsakatt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ameviccāsaṅkiy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pan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ādes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apuṁsakatāsiddh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ss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napuṁsakavasenap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ān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eh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at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pakkamikanapuṁsakapakkhapaṇḍakān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liṅg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ānī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ppabhedā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ppayog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dassanatoti</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liṅganiddes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napuṁsakaliṅganiddes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kārantanapuṁsakaliṅganiddeso</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anapuṁsakaliṅganiddesoyaṁ</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onāma</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tthe</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table:number-columns-repeated="9"/>
        </table:table-row>
        <table:table-row table:style-name="ro1">
          <table:table-cell table:style-name="ce6" office:value-type="string" calcext:value-type="string">
            <text:p>Sum</text:p>
          </table:table-cell>
          <table:table-cell table:style-name="ce6" table:formula="of:=SUM([.B1:.B396])" office:value-type="float" office:value="1307" calcext:value-type="float">
            <text:p>1307</text:p>
          </table:table-cell>
          <table:table-cell table:style-name="ce6" table:formula="of:=SUM([.C1:.C396])" office:value-type="float" office:value="0" calcext:value-type="float">
            <text:p>0</text:p>
          </table:table-cell>
          <table:table-cell table:style-name="ce6" table:formula="of:=SUM([.D1:.D396])" office:value-type="float" office:value="1" calcext:value-type="float">
            <text:p>1</text:p>
          </table:table-cell>
          <table:table-cell table:style-name="ce6" table:formula="of:=SUM([.E1:.E396])" office:value-type="float" office:value="0" calcext:value-type="float">
            <text:p>0</text:p>
          </table:table-cell>
          <table:table-cell table:style-name="ce6" table:formula="of:=SUM([.F1:.F396])" office:value-type="float" office:value="2" calcext:value-type="float">
            <text:p>2</text:p>
          </table:table-cell>
          <table:table-cell table:style-name="ce6" table:formula="of:=SUM([.G1:.G396])" office:value-type="float" office:value="85" calcext:value-type="float">
            <text:p>85</text:p>
          </table:table-cell>
          <table:table-cell table:style-name="ce6" table:formula="of:=SUM([.H1:.H396])" office:value-type="float" office:value="261" calcext:value-type="float">
            <text:p>261</text:p>
          </table:table-cell>
          <table:table-cell table:style-name="ce6" table:formula="of:=SUM([.I1:.I396])" office:value-type="float" office:value="958" calcext:value-type="float">
            <text:p>958</text:p>
          </table:table-cell>
        </table:table-row>
      </table:table>
      <table:table table:name="vepurisika" table:style-name="ta1">
        <table:table-column table:style-name="co13" table:default-cell-style-name="Default"/>
        <table:table-column table:style-name="co9" table:number-columns-repeated="8" table:default-cell-style-name="Default"/>
        <table:table-column table:style-name="co6" table:number-columns-repeated="1015" table:default-cell-style-name="Default"/>
        <table:table-row table:style-name="ro1">
          <table:table-cell office:value-type="string" calcext:value-type="string">
            <text:p>vepurisikā</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1">
          <table:table-cell office:value-type="string" calcext:value-type="string">
            <text:p>vepurisikāsi</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office:value-type="string" calcext:value-type="string">
            <text:p>vepurisikāpi</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015"/>
        </table:table-row>
        <table:table-row table:style-name="ro1">
          <table:table-cell office:value-type="string" calcext:value-type="string">
            <text:p>vepurisikāti</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vepurisikāsīti</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1015"/>
        </table:table-row>
        <table:table-row table:style-name="ro1">
          <table:table-cell table:number-columns-repeated="1024"/>
        </table:table-row>
        <table:table-row table:style-name="ro1">
          <table:table-cell table:style-name="ce6" office:value-type="string" calcext:value-type="string">
            <text:p>Sum</text:p>
          </table:table-cell>
          <table:table-cell table:style-name="ce6" table:formula="of:=SUM([.B1:.B5])" office:value-type="float" office:value="10" calcext:value-type="float">
            <text:p>10</text:p>
          </table:table-cell>
          <table:table-cell table:style-name="ce6" table:formula="of:=SUM([.C1:.C5])" office:value-type="float" office:value="0" calcext:value-type="float">
            <text:p>0</text:p>
          </table:table-cell>
          <table:table-cell table:style-name="ce6" table:formula="of:=SUM([.D1:.D5])" office:value-type="float" office:value="0" calcext:value-type="float">
            <text:p>0</text:p>
          </table:table-cell>
          <table:table-cell table:style-name="ce6" table:formula="of:=SUM([.E1:.E5])" office:value-type="float" office:value="4" calcext:value-type="float">
            <text:p>4</text:p>
          </table:table-cell>
          <table:table-cell table:style-name="ce6" table:formula="of:=SUM([.F1:.F5])" office:value-type="float" office:value="0" calcext:value-type="float">
            <text:p>0</text:p>
          </table:table-cell>
          <table:table-cell table:style-name="ce6" table:formula="of:=SUM([.G1:.G5])" office:value-type="float" office:value="1" calcext:value-type="float">
            <text:p>1</text:p>
          </table:table-cell>
          <table:table-cell table:style-name="ce6" table:formula="of:=SUM([.H1:.H5])" office:value-type="float" office:value="5" calcext:value-type="float">
            <text:p>5</text:p>
          </table:table-cell>
          <table:table-cell table:style-name="ce6" table:formula="of:=SUM([.I1:.I5])" office:value-type="float" office:value="0" calcext:value-type="float">
            <text:p>0</text:p>
          </table:table-cell>
          <table:table-cell table:style-name="ce6" table:number-columns-repeated="1015"/>
        </table:table-row>
      </table:table>
      <table:table table:name="totals" table:style-name="ta1">
        <table:shapes>
          <draw:frame draw:z-index="0" draw:style-name="gr1" draw:text-style-name="P1" svg:width="453.51pt" svg:height="255.09pt" svg:x="27.5pt" svg:y="91.67pt">
            <draw:object draw:notify-on-update-of-ranges="totals.B2:totals.H2 totals.A3:totals.A3 totals.B3:totals.H3 totals.A4:totals.A4 totals.B4:totals.H4 totals.A5:totals.A5 totals.B5:totals.H5" xlink:href="./Object 2" xlink:type="simple" xlink:show="embed" xlink:actuate="onLoad">
              <loext:p/>
            </draw:object>
            <draw:image xlink:href="./ObjectReplacements/Object 2" xlink:type="simple" xlink:show="embed" xlink:actuate="onLoad"/>
          </draw:frame>
        </table:shapes>
        <table:table-column table:style-name="co14" table:default-cell-style-name="ce2"/>
        <table:table-column table:style-name="co6" table:number-columns-repeated="1023" table:default-cell-style-name="ce2"/>
        <table:table-row table:style-name="ro1">
          <table:table-cell table:number-columns-repeated="1024"/>
        </table:table-row>
        <table:table-row table:style-name="ro1">
          <table:table-cell office:value-type="string" calcext:value-type="string">
            <text:p>Word</text:p>
          </table:table-cell>
          <table:table-cell office:value-type="string" calcext:value-type="string">
            <text:p>Suttas Early</text:p>
          </table:table-cell>
          <table:table-cell office:value-type="string" calcext:value-type="string">
            <text:p>Suttas Late</text:p>
          </table:table-cell>
          <table:table-cell office:value-type="string" calcext:value-type="string">
            <text:p>Vinaya</text:p>
          </table:table-cell>
          <table:table-cell office:value-type="string" calcext:value-type="string">
            <text:p>Abhidhamma</text:p>
          </table:table-cell>
          <table:table-cell office:value-type="string" calcext:value-type="string">
            <text:p>Atthakatha</text:p>
          </table:table-cell>
          <table:table-cell office:value-type="string" calcext:value-type="string">
            <text:p>Tika</text:p>
          </table:table-cell>
          <table:table-cell office:value-type="string" calcext:value-type="string">
            <text:p>Anya</text:p>
          </table:table-cell>
          <table:table-cell table:number-columns-repeated="1016"/>
        </table:table-row>
        <table:table-row table:style-name="ro1">
          <table:table-cell office:value-type="string" calcext:value-type="string">
            <text:p>ubhatob­yañ­janaka</text:p>
          </table:table-cell>
          <table:table-cell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office:value-type="float" office:value="0" calcext:value-type="float">
            <text:p>0</text:p>
          </table:table-cell>
          <table:table-cell office:value-type="float" office:value="39" calcext:value-type="float">
            <text:p>39</text:p>
          </table:table-cell>
          <table:table-cell office:value-type="float" office:value="150" calcext:value-type="float">
            <text:p>150</text:p>
          </table:table-cell>
          <table:table-cell office:value-type="float" office:value="20" calcext:value-type="float">
            <text:p>20</text:p>
          </table:table-cell>
          <table:table-cell table:number-columns-repeated="1016"/>
        </table:table-row>
        <table:table-row table:style-name="ro1">
          <table:table-cell office:value-type="string" calcext:value-type="string">
            <text:p>paṇḍaka</text:p>
          </table:table-cell>
          <table:table-cell office:value-type="float" office:value="3" calcext:value-type="float">
            <text:p>3</text:p>
          </table:table-cell>
          <table:table-cell office:value-type="float" office:value="6" calcext:value-type="float">
            <text:p>6</text:p>
          </table:table-cell>
          <table:table-cell office:value-type="float" office:value="163" calcext:value-type="float">
            <text:p>163</text:p>
          </table:table-cell>
          <table:table-cell office:value-type="float" office:value="4" calcext:value-type="float">
            <text:p>4</text:p>
          </table:table-cell>
          <table:table-cell office:value-type="float" office:value="69" calcext:value-type="float">
            <text:p>69</text:p>
          </table:table-cell>
          <table:table-cell office:value-type="float" office:value="473" calcext:value-type="float">
            <text:p>473</text:p>
          </table:table-cell>
          <table:table-cell office:value-type="float" office:value="72" calcext:value-type="float">
            <text:p>72</text:p>
          </table:table-cell>
          <table:table-cell table:number-columns-repeated="1016"/>
        </table:table-row>
        <table:table-row table:style-name="ro1">
          <table:table-cell table:style-name="ce3" office:value-type="string" calcext:value-type="string">
            <text:p>napuṃsak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office:value-type="float" office:value="85" calcext:value-type="float">
            <text:p>85</text:p>
          </table:table-cell>
          <table:table-cell table:style-name="ce4" office:value-type="float" office:value="261" calcext:value-type="float">
            <text:p>261</text:p>
          </table:table-cell>
          <table:table-cell table:style-name="ce4" office:value-type="float" office:value="958" calcext:value-type="float">
            <text:p>958</text:p>
          </table:table-cell>
          <table:table-cell table:number-columns-repeated="1016"/>
        </table:table-row>
        <table:table-row table:style-name="ro1" table:number-rows-repeated="27">
          <table:table-cell table:number-columns-repeated="1024"/>
        </table:table-row>
        <table:table-row table:style-name="ro1">
          <table:table-cell office:value-type="string" calcext:value-type="string">
            <text:p>http://suttacentral.net/vb18/en/thittila</text:p>
          </table:table-cell>
          <table:table-cell/>
          <table:table-cell office:value-type="string" calcext:value-type="string">
            <text:p><text:s/>translaed as sexless (napumsaka)</text:p>
          </table:table-cell>
          <table:table-cell table:number-columns-repeated="1021"/>
        </table:table-row>
        <table:table-row table:style-name="ro1">
          <table:table-cell table:number-columns-repeated="1024"/>
        </table:table-row>
        <table:table-row table:style-name="ro2">
          <table:table-cell table:style-name="ce8" office:value-type="string" calcext:value-type="string">
            <text:p>At the moment of conception in the element of desire, in whom are five faculties apparent? In womb gestated beings without roots excepting the sexless, at the moment of conception five faculties are apparent, (viz.) faculty of body, faculty of mind, faculty of femininity or faculty of masculinity, faculty of vital principle, faculty of indifference. At the moment of conception in the element of desire these five faculties are apparent in these (beings).</text:p>
          </table:table-cell>
          <table:table-cell table:number-columns-repeated="1023"/>
        </table:table-row>
        <table:table-row table:style-name="ro3">
          <table:table-cell table:style-name="ce8" office:value-type="string" calcext:value-type="string">
            <text:p>At the moment of conception in the element of desire, in whom are four faculties apparent? In womb gestated beings without roots and sexless, at the moment of conception four faculties are apparent, (viz.) faculty of body, faculty of mind, faculty of vital principle, faculty of indifference. At the moment of conception in the element of desire these four faculties are apparent in these (beings). (5)</text:p>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itthilinga" table:style-name="ta1">
        <table:table-column table:style-name="co6" table:number-columns-repeated="8" table:default-cell-style-name="Default"/>
        <table:table-row table:style-name="ro1">
          <table:table-cell office:value-type="string" calcext:value-type="string">
            <text:p>itthiliṅgavasena</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38" calcext:value-type="float">
            <text:p>38</text:p>
          </table:table-cell>
          <table:table-cell office:value-type="float" office:value="23" calcext:value-type="float">
            <text:p>23</text:p>
          </table:table-cell>
        </table:table-row>
        <table:table-row table:style-name="ro1">
          <table:table-cell office:value-type="string" calcext:value-type="string">
            <text:p>itthiliṅgavaca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ṁ</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4" calcext:value-type="float">
            <text:p>24</text:p>
          </table:table-cell>
          <table:table-cell office:value-type="float" office:value="27" calcext:value-type="float">
            <text:p>27</text:p>
          </table:table-cell>
          <table:table-cell office:value-type="float" office:value="34" calcext:value-type="float">
            <text:p>34</text:p>
          </table:table-cell>
        </table:table-row>
        <table:table-row table:style-name="ro1">
          <table:table-cell office:value-type="string" calcext:value-type="string">
            <text:p>itthiliṅgantaradhā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ssa</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row>
        <table:table-row table:style-name="ro1">
          <table:table-cell office:value-type="string" calcext:value-type="string">
            <text:p>itthiliṅganimittakuttākappahetubhāvalakkhaṇ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mittakuttākappā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row>
        <table:table-row table:style-name="ro1">
          <table:table-cell office:value-type="string" calcext:value-type="string">
            <text:p>itthiliṅganiyam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vohār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ti</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itthiliṅgameva</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itthiliṅgassā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ccaitthiliṅg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jotakaīpaccay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ddes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5" calcext:value-type="float">
            <text:p>5</text:p>
          </table:table-cell>
        </table:table-row>
        <table:table-row table:style-name="ro1">
          <table:table-cell office:value-type="string" calcext:value-type="string">
            <text:p>itthiliṅgapātubhāv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liṅgaparivatta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ad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adame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bhāv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itthiliṅgajotak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itthiliṅgantiādī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t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string" calcext:value-type="string">
            <text:p>itthiliṅgavasen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mittādibyañjan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itthi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aṭilābh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samaññ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vasenevāy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vac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vohāren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purisaliṅgādīn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itthiliṅgañca</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itthiliṅgavasenāp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vohār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ssev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ṁ</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itthiliṅgapakkh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āy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mev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tamet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hadīpak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e</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napuṁsakitthi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visay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ākārantitthi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cevitthiliṅgak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pakaraṇ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dīp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ū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ī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u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ū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mitthiliṅgavasen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liṅgatt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ām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āni</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itthiliṅgarūparās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ddo</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itthiliṅgapadaṁ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ulāsadd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jotakaīpaccay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nisedh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vacanantamitthiliṅgam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o</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itthiliṅgarūp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rūpapaṭibhā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apaṭibhāg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visay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payogadassanat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rūp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dassanato</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liṅgadassanat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kati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kati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bbanām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eyyāl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damitthiliṅgatt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ṭṭhāne</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tassitthiliṅg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parikapp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dd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itthiliṅgasseve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itthiliṅgassevetth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tamicchath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micchath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ssa</text:p>
          </table:table-cell>
          <table:table-cell table:number-columns-repeated="6" office:value-type="float" office:value="0" calcext:value-type="float">
            <text:p>0</text:p>
          </table:table-cell>
          <table:table-cell office:value-type="float" office:value="8" calcext:value-type="float">
            <text:p>8</text:p>
          </table:table-cell>
        </table:table-row>
        <table:table-row table:style-name="ro1">
          <table:table-cell office:value-type="string" calcext:value-type="string">
            <text:p>itthiliṅgabahuvacanant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ahuvacan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ūteh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rūp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ū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dd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vigam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vigamoy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apuṁsakaliṅgabhāvavigam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ahuvacanatāvādin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ahuvacanatt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bahuvacanak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liṅgaitthiliṅganapuṁsakaliṅgasabbanāmaekavacanaanekavacan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ccattavac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itthiliṅg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iyatitthi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itthiliṅgadassanatt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ccamitthiliṅga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kārantitthiliṅg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liṅganay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payogi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mappasidd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paṭipād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damāl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umanapuṁsakaliṅgalakkhaṇabhū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pariyāpannāna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pumitthiliṅgavavatth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vavatthān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padamālā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d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bhāv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padamāl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sādhak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ss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saṅkhāt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bhāvaparikapp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padamālā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tiādin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tiādī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urisaliṅgād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yog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vattitthiliṅgavohār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āni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ṅkhā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sesanamitthiliṅgass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payog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itthiliṅganiddeso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guṇeyevitthiliṅg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table:number-columns-repeated="8"/>
        </table:table-row>
        <table:table-row table:style-name="ro1">
          <table:table-cell/>
          <table:table-cell table:formula="of:=SUM([.B1:.B164])" office:value-type="float" office:value="1" calcext:value-type="float">
            <text:p>1</text:p>
          </table:table-cell>
          <table:table-cell table:formula="of:=SUM([.C1:.C164])" office:value-type="float" office:value="1" calcext:value-type="float">
            <text:p>1</text:p>
          </table:table-cell>
          <table:table-cell table:formula="of:=SUM([.D1:.D164])" office:value-type="float" office:value="1" calcext:value-type="float">
            <text:p>1</text:p>
          </table:table-cell>
          <table:table-cell table:formula="of:=SUM([.E1:.E164])" office:value-type="float" office:value="4" calcext:value-type="float">
            <text:p>4</text:p>
          </table:table-cell>
          <table:table-cell table:formula="of:=SUM([.F1:.F164])" office:value-type="float" office:value="51" calcext:value-type="float">
            <text:p>51</text:p>
          </table:table-cell>
          <table:table-cell table:formula="of:=SUM([.G1:.G164])" office:value-type="float" office:value="105" calcext:value-type="float">
            <text:p>105</text:p>
          </table:table-cell>
          <table:table-cell table:formula="of:=SUM([.H1:.H164])" office:value-type="float" office:value="292" calcext:value-type="float">
            <text:p>292</text:p>
          </table:table-cell>
        </table:table-row>
      </table:table>
      <table:table table:name="linga" table:style-name="ta1">
        <table:table-column table:style-name="co15" table:default-cell-style-name="Default"/>
        <table:table-column table:style-name="co6" table:number-columns-repeated="7" table:default-cell-style-name="Default"/>
        <table:table-row table:style-name="ro1">
          <table:table-cell office:value-type="string" calcext:value-type="string">
            <text:p>liṅgasampaṭicchaneneva</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pulliṅgavasena</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12" calcext:value-type="float">
            <text:p>12</text:p>
          </table:table-cell>
          <table:table-cell office:value-type="float" office:value="7" calcext:value-type="float">
            <text:p>7</text:p>
          </table:table-cell>
        </table:table-row>
        <table:table-row table:style-name="ro1">
          <table:table-cell office:value-type="string" calcext:value-type="string">
            <text:p>liṅgabyattayen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string" calcext:value-type="string">
            <text:p>itthiliṅgavasena</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38" calcext:value-type="float">
            <text:p>38</text:p>
          </table:table-cell>
          <table:table-cell office:value-type="float" office:value="24" calcext:value-type="float">
            <text:p>24</text:p>
          </table:table-cell>
        </table:table-row>
        <table:table-row table:style-name="ro1">
          <table:table-cell office:value-type="string" calcext:value-type="string">
            <text:p>itthiliṅgaṁ</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7" calcext:value-type="float">
            <text:p>27</text:p>
          </table:table-cell>
          <table:table-cell office:value-type="float" office:value="32" calcext:value-type="float">
            <text:p>32</text:p>
          </table:table-cell>
          <table:table-cell office:value-type="float" office:value="40" calcext:value-type="float">
            <text:p>40</text:p>
          </table:table-cell>
        </table:table-row>
        <table:table-row table:style-name="ro1">
          <table:table-cell office:value-type="string" calcext:value-type="string">
            <text:p>napuṁsakaliṅg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row>
        <table:table-row table:style-name="ro1">
          <table:table-cell office:value-type="string" calcext:value-type="string">
            <text:p>purisaliṅgaṁ</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17" calcext:value-type="float">
            <text:p>17</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string" calcext:value-type="string">
            <text:p>itthiliṅgavaca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avas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urisaliṅgapātubhāv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tthenako</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21" calcext:value-type="float">
            <text:p>21</text:p>
          </table:table-cell>
          <table:table-cell office:value-type="float" office:value="1" calcext:value-type="float">
            <text:p>1</text:p>
          </table:table-cell>
        </table:table-row>
        <table:table-row table:style-name="ro1">
          <table:table-cell office:value-type="string" calcext:value-type="string">
            <text:p>liṅgaparivatte</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6" calcext:value-type="float">
            <text:p>16</text:p>
          </table:table-cell>
          <table:table-cell office:value-type="float" office:value="0" calcext:value-type="float">
            <text:p>0</text:p>
          </table:table-cell>
        </table:table-row>
        <table:table-row table:style-name="ro1">
          <table:table-cell office:value-type="string" calcext:value-type="string">
            <text:p>gihiliṅgaṁ</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21" calcext:value-type="float">
            <text:p>21</text:p>
          </table:table-cell>
          <table:table-cell office:value-type="float" office:value="1" calcext:value-type="float">
            <text:p>1</text:p>
          </table:table-cell>
        </table:table-row>
        <table:table-row table:style-name="ro1">
          <table:table-cell office:value-type="string" calcext:value-type="string">
            <text:p>purisaliṅgapātubhāv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ṁ</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float" office:value="41" calcext:value-type="float">
            <text:p>41</text:p>
          </table:table-cell>
          <table:table-cell office:value-type="float" office:value="78" calcext:value-type="float">
            <text:p>78</text:p>
          </table:table-cell>
          <table:table-cell office:value-type="float" office:value="62" calcext:value-type="float">
            <text:p>62</text:p>
          </table:table-cell>
        </table:table-row>
        <table:table-row table:style-name="ro1">
          <table:table-cell office:value-type="string" calcext:value-type="string">
            <text:p>titthiyaliṅg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liṅgapātubhāve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ātubhāven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liṅgantaradhā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ntaradhā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tar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ccāliṅgapāṇakadaṭṭhen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asena</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purisaliṅganiddes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sabbhāv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ssa</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19" calcext:value-type="float">
            <text:p>19</text:p>
          </table:table-cell>
        </table:table-row>
        <table:table-row table:style-name="ro1">
          <table:table-cell office:value-type="string" calcext:value-type="string">
            <text:p>liṅganāsanāya</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4" calcext:value-type="float">
            <text:p>24</text:p>
          </table:table-cell>
          <table:table-cell office:value-type="float" office:value="1" calcext:value-type="float">
            <text:p>1</text:p>
          </table:table-cell>
        </table:table-row>
        <table:table-row table:style-name="ro1">
          <table:table-cell office:value-type="string" calcext:value-type="string">
            <text:p>liṅgass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office:value-type="float" office:value="10" calcext:value-type="float">
            <text:p>10</text:p>
          </table:table-cell>
        </table:table-row>
        <table:table-row table:style-name="ro1">
          <table:table-cell office:value-type="string" calcext:value-type="string">
            <text:p>liṅgabyattanaye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dassanatth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e</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ulliṅganiddeso</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row>
        <table:table-row table:style-name="ro1">
          <table:table-cell office:value-type="string" calcext:value-type="string">
            <text:p>pulliṅgaputhuvaca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ena</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29" calcext:value-type="float">
            <text:p>29</text:p>
          </table:table-cell>
          <table:table-cell office:value-type="float" office:value="4" calcext:value-type="float">
            <text:p>4</text:p>
          </table:table-cell>
        </table:table-row>
        <table:table-row table:style-name="ro1">
          <table:table-cell office:value-type="string" calcext:value-type="string">
            <text:p>yathāliṅg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hatthiliṅgasakuṇ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āgatāliṅga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mittakuttākappahetubhāvalakkhaṇ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aṭṭhakaliṅgarūpamo</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kaliṅgaranti</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liṅganānatt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urisaliṅgass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liṅgapurisaliṅgādi</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liṅgat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7" calcext:value-type="float">
            <text:p>7</text:p>
          </table:table-cell>
        </table:table-row>
        <table:table-row table:style-name="ro1">
          <table:table-cell office:value-type="string" calcext:value-type="string">
            <text:p>liṅgasaññ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liṅgasaññ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lliṅg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9" calcext:value-type="float">
            <text:p>39</text:p>
          </table:table-cell>
        </table:table-row>
        <table:table-row table:style-name="ro1">
          <table:table-cell office:value-type="string" calcext:value-type="string">
            <text:p>samaṇa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ena</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itthiliṅganimittakuttākappā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row>
        <table:table-row table:style-name="ro1">
          <table:table-cell office:value-type="string" calcext:value-type="string">
            <text:p>purisaliṅganimittakuttākappā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ulliṅgasadd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yam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tthenakagotrabhupariyosān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ā</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row>
        <table:table-row table:style-name="ro1">
          <table:table-cell office:value-type="string" calcext:value-type="string">
            <text:p>dīgharassādi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liṅgant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miṁ</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liṅgavipallāse</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liṅgabhed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vipallāsaṁ</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string" calcext:value-type="string">
            <text:p>gamana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ndaliṅga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indaliṅgassa</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indaliṅgaṭṭh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row>
        <table:table-row table:style-name="ro1">
          <table:table-cell office:value-type="string" calcext:value-type="string">
            <text:p>indaliṅgameva</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suvaṇṇāliṅg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ādiliṅg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bhayaliṅgarahit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sabhāge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liṅgato</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āliṅganādi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jātināmagottakammasippavayaābādhaliṅgakilesāpattiakkose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īdisaliṅgavacanāni</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abbaliṅgavibhattivacanesu</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ākāraliṅganimittanāmān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avasena</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1" calcext:value-type="float">
            <text:p>11</text:p>
          </table:table-cell>
        </table:table-row>
        <table:table-row table:style-name="ro1">
          <table:table-cell office:value-type="string" calcext:value-type="string">
            <text:p>liṅgavipallāsavasene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liṅgavibhattivipariṇāmo</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māraṇaliṅgasikkh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vohār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mattassev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dinnaliṅgassa</text:p>
          </table:table-cell>
          <table:table-cell table:number-columns-repeated="5"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string" calcext:value-type="string">
            <text:p>sabbaliṅgavibhattivacanasādhāraṇ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ahitaliṅgatāya</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liṅgaggahaṇeneva</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gahitaliṅgatāyevetth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thenak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sampaṭicchanat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rivattitaliṅgam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liṅganti</text:p>
          </table:table-cell>
          <table:table-cell table:number-columns-repeated="5" office:value-type="float" office:value="0" calcext:value-type="float">
            <text:p>0</text:p>
          </table:table-cell>
          <table:table-cell table:number-columns-repeated="2" office:value-type="float" office:value="4" calcext:value-type="float">
            <text:p>4</text:p>
          </table:table-cell>
        </table:table-row>
        <table:table-row table:style-name="ro1">
          <table:table-cell office:value-type="string" calcext:value-type="string">
            <text:p>liṅgasabbhāv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ti</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17" calcext:value-type="float">
            <text:p>17</text:p>
          </table:table-cell>
        </table:table-row>
        <table:table-row table:style-name="ro1">
          <table:table-cell office:value-type="string" calcext:value-type="string">
            <text:p>liṅgasaṁvāsathenak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rivattita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o</text:p>
          </table:table-cell>
          <table:table-cell table:number-columns-repeated="4" office:value-type="float" office:value="0" calcext:value-type="float">
            <text:p>0</text:p>
          </table:table-cell>
          <table:table-cell office:value-type="float" office:value="28" calcext:value-type="float">
            <text:p>28</text:p>
          </table:table-cell>
          <table:table-cell office:value-type="float" office:value="11" calcext:value-type="float">
            <text:p>11</text:p>
          </table:table-cell>
          <table:table-cell office:value-type="float" office:value="9" calcext:value-type="float">
            <text:p>9</text:p>
          </table:table-cell>
        </table:table-row>
        <table:table-row table:style-name="ro1">
          <table:table-cell office:value-type="string" calcext:value-type="string">
            <text:p>liṅgabhāv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liṅgassev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viliṅgassā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ādinnapubba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gga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katiliṅgamevuppajja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tarapātubhāv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en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āmaññamabyay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ihiliṅgapariyāyanāmavisesādi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liṅgavacanāni</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liṅgavipallāsānīt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vipallāsaniddeso</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ubhayaliṅgatt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titthiya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meva</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napuṁsakaliṅgatāvibhāvanatth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yutt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liṅgassā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liṅgantass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ccāliṅgapāṇakā</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dīghādiliṅgavasenā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rivattaliṅgassa</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uccāliṅgapāṇakadaṭṭhena</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iyam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ihiliṅgatitthiyaliṅgaggahaṇ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hikkhu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ihiliṅgaggahaṇ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vacanāni</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row>
        <table:table-row table:style-name="ro1">
          <table:table-cell office:value-type="string" calcext:value-type="string">
            <text:p>liṅganāsanaaṅgān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vasen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11" calcext:value-type="float">
            <text:p>11</text:p>
          </table:table-cell>
        </table:table-row>
        <table:table-row table:style-name="ro1">
          <table:table-cell office:value-type="string" calcext:value-type="string">
            <text:p>saṁvāsaliṅgadaṇḍakammanāsanasaṅkhātā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ado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gahaṇam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maṇaliṅgaṁ</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gihi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ccaitthiliṅg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abhāv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vāsikaliṅgantiādī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jotakaīpaccay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aliṅgaratth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hatthiliṅgavihaṅgam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añc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vipallāsoti</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gahaṭṭhapabbajitādiliṅg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jāta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vac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maliṅgasabhāgatāy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uttapurimanapuṁsakaliṅgasabhāgat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ipphu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ulliṅg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animittat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en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ddes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5" calcext:value-type="float">
            <text:p>5</text:p>
          </table:table-cell>
        </table:table-row>
        <table:table-row table:style-name="ro1">
          <table:table-cell office:value-type="string" calcext:value-type="string">
            <text:p>liṅgampi</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liṅganāsanākāraṇeh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massuādipurisaliṅgam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ggahaṇamattam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tthenake</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gahitaliṅgattā</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bbajitaliṅgantiādin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hikkhuliṅgave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liṅgabhāve</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parivattane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yuttajātināmagottasīlavihāragocaravayesu</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āliṅgassa</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bbajitaliṅgant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pātubhāve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sa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ihiliṅgaggahaṇamatt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ihiliṅgaggahaṇamatt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gihiliṅgaggahaṇamattena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parivattādhikār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aṭṭhakaliṅgarūpamoti</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parivattaliṅgaṁ</text:p>
          </table:table-cell>
          <table:table-cell table:number-columns-repeated="4"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parivattaliṅganti</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liṅgavacanavipallāsena</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liṅganānattādīn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āgataliṅganānattādinipphattidassa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vattamānaliṅgasaññ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row>
        <table:table-row table:style-name="ro1">
          <table:table-cell office:value-type="string" calcext:value-type="string">
            <text:p>itthipurisādiliṅgasaññā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uvaṇṇāliṅgasadis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ggahaṇ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ekantikaliṅganiyat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ññamaññaliṅgavisiṭṭhatādassa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tthenagotrabhupariyosān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abbhāvat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mattaggahaṇ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aliṅgarasuttavaṇṇan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kaliṅgaraṁ</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kaliṅgarūpadhānā</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āyev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ssariyaliṅg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ātubhāv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ññapadaliṅgappadhān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innaliṅgam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ulliṅgavisay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yathārutaliṅg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tth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liṅgamādiyat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ibhattivacanaliṅgapariṇām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meva</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napuṁsakaliṅgat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kaṭṭhakaliṅgarādīsū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ukkhakaliṅgar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bhedamatt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arivatta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parivattan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viliṅgak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riyāyo</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aṭṭhakaliṅgarūpamaṁ</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sabhāvaliṅgamajānan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bhedassa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lliṅgapayog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lliṅgapayo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ad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bhattivacanavipariṇām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sā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vipariyāyoy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lliṅgamicchanti</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liṅgavibhattivipariṇām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adame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amudāy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yatanapuṁsakaliṅgatt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visesatt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bhāv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bhedaliṅganissi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jotako</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row>
        <table:table-row table:style-name="ro1">
          <table:table-cell office:value-type="string" calcext:value-type="string">
            <text:p>liṅgavipallāsana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liṅganena</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liṅgapaññatti</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itthiliṅgantiādī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āliṅgarājadhīt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āliṅgakulān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āliṅgakulānī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āliṅgakulant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vaccappassāvavātauccāliṅgapāṇakadaṭṭhūpatthambhe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t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string" calcext:value-type="string">
            <text:p>āliṅganamatt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bhayaliṅgasādhāraṇattā</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purisaliṅgavasenap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liṅgavasen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sambandhadassanatth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ātināmagottakammasippaābādhaliṅgakilesaāpattihīnasaṅkhātehidasa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tarayut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uvaṇṇāliṅgasadisavaṭṭakkhandhat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enev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then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mattass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tthen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ahitaliṅga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yataliṅgavisesajotanākār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ṭiniyataliṅganimittakuttākappabhāvānuguṇarūpānam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imittādivohārān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nimittādi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mittādibyañjan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aṁtaṁliṅganimittādikāraṇ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ikkhāhāranissitapabbajjāliṅg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ggahaṇ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tthenakāda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adukkhapīḷit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ihiliṅgaggahaṇaṁ</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gihiliṅgabhāvūpagamanam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ipphuliṅg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acanādī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iyamo</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iyamen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accūpatthambhapassāvūpatthambhavātūpatthambhauccāliṅgapāṇakadaṭṭhūpatthambh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vasenā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ena</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bhatti</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sampayogavippayogasahacaraṇavirodhasaddantarasannidhānaliṅgaocityakāladesapakaraṇādi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bhattiyādīhī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dubbalatāya</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ihiliṅgasseveso</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dubbalatā</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oy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riyāy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9" calcext:value-type="float">
            <text:p>19</text:p>
          </table:table-cell>
        </table:table-row>
        <table:table-row table:style-name="ro1">
          <table:table-cell office:value-type="string" calcext:value-type="string">
            <text:p>napuṁsakitthi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ampatti</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1" calcext:value-type="float">
            <text:p>21</text:p>
          </table:table-cell>
          <table:table-cell table:number-columns-repeated="2" office:value-type="float" office:value="2" calcext:value-type="float">
            <text:p>2</text:p>
          </table:table-cell>
        </table:table-row>
        <table:table-row table:style-name="ro1">
          <table:table-cell office:value-type="string" calcext:value-type="string">
            <text:p>manussattaliṅgasampattihetusatthāradassanapabbajjāguṇasampattiadhikārachand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ampattīād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urisaliṅg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iṭṭha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ndaliṅgaṭṭhena</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row>
        <table:table-row table:style-name="ro1">
          <table:table-cell office:value-type="string" calcext:value-type="string">
            <text:p>liṅgaantaradhānaṁ</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tthappakaraṇaliṅgasaddantarasannidhānasāmatthiyādīnam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ppakaraṇaliṅgasaddantarasannidhānādippamāṇantarādhiga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mpayogavippayogavirodhapakaraṇaliṅgasaddantarasannidhānasāmatthiyādīnam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mattaṁ</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liṅgatthenakādi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āraṇaliṅgasikkh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ikkh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acan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enāh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ātināmagottavayakammasippaābādhaliṅgakilesaāpattiakkosasaṅkhāte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ivaliṅgagiṇḍubimbādipūjanatth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ātināmagottakammasippaābādhaliṅgakilesaāpattiakkose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animit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mādiyyat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āccaliṅgamapekkhitv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assanaliṅgantarasādhāraṇatt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amanaliṅg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katiliṅganiddes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uttarapadaliṅg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iddes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aṁtaṁliṅgavacanānurūp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lliṅganidde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huliṅgamattassa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bhaya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vattaliṅgasaṅkhy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vattaliṅgasaṅkhyat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aliṅgarājadhīt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ātināmagottakammasippaābādhaliṅgakilesaāpattiakkos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aṁliṅga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pallāsenetth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niddes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sabhāgam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sabbanām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nāsanen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paṭilābh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liṅgantā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pātubhāven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vacan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ikkhuliṅg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ndaliṅgaindasiṭṭhaṭṭh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ggikkhandhāliṅgana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kaññāliṅganañca</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liṅgaggahaṇakāle</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mattameva</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nāsanakicc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bhed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vase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samaññ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ndaliṅgaṭṭhāda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acanavibhattikālakārakasampattīh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asabbhāv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yatapulliṅgaputhuvacanā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iyatapulliṅgaputhuvacanā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puṁsakaliṅgavipariyā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ccāliṅgapāṇakadaṭṭhūpatthambh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āliṅgato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leso</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iva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an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ttaliṅgasampattihetusatthāradassanapabbajjāabhiññādiguṇasampattiadhikārachandān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liṅgavasenevāy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rivatti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parivattanādi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rahmaṇḍaliṅgakhandapurāṇād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vasenev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lliṅgavasenev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iṅgavacanānī</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lliṅgan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bhattipariṇām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baliṅgavibhattivacanasādhāraṇat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mādiyatīdh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ātināmagottakammasippaābādhaliṅgakilesaāpattiakkose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nussattaliṅgasampattihetusatthudassanapabbajjāabhiññādiguṇasampattiadhikāracchand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liṅgato</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nnapuṁsakaliṅg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vibhattivacan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vasenev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ābhāvikaliṅgatādassa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ābhāvikaliṅgatāsiddhī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iṅgapasibbak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āliṅganādipayog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uvidhaliṅ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visay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gihiliṅg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ātiliṅgakālasādhanavibhattisaṅkhyāvisesādi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aliṅgassa</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rasutta</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string" calcext:value-type="string">
            <text:p>kaliṅgaro</text:p>
          </table:table-cell>
          <table:table-cell office:value-type="float" office:value="8" calcext:value-type="float">
            <text:p>8</text:p>
          </table:table-cell>
          <table:table-cell table:number-columns-repeated="5"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kaliṅgarājino</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sataliṅgassa</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kaliṅgaraṭṭhavisayā</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vagguliṅgapañh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vagguliṅgapañho</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liṅgantaradhān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liṅgaṁyev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isisāmaññabhaṇḍuliṅgadhāraṇatopi</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kāliṅgarājā</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kāliṅgavagga</text:p>
          </table:table-cell>
          <table:table-cell office:value-type="float" office:value="0" calcext:value-type="float">
            <text:p>0</text:p>
          </table:table-cell>
          <table:table-cell office:value-type="float" office:value="10" calcext:value-type="float">
            <text:p>10</text:p>
          </table:table-cell>
          <table:table-cell table:number-columns-repeated="5" office:value-type="float" office:value="0" calcext:value-type="float">
            <text:p>0</text:p>
          </table:table-cell>
        </table:table-row>
        <table:table-row table:style-name="ro1">
          <table:table-cell office:value-type="string" calcext:value-type="string">
            <text:p>cūḷakāliṅgajātak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cūḷakāliṅgajātak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kāliṅgavagg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kāliṅgabodhijātak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kāliṅgaṁ</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kāliṅgabhāradvāj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kāliṅgabodhijātak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kāliṅgasmiṁ</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rājassa</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rañño</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risaliṅgapātubhāva</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string" calcext:value-type="string">
            <text:p>uccāliṅgapāṇakadaṭṭhūpatthambheti</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topi</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āvāsikaliṅgaṁ</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row>
        <table:table-row table:style-name="ro1">
          <table:table-cell office:value-type="string" calcext:value-type="string">
            <text:p>āgantukaliṅgaṁ</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row>
        <table:table-row table:style-name="ro1">
          <table:table-cell office:value-type="string" calcext:value-type="string">
            <text:p>liṅgasaṁvāsakā</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row>
        <table:table-row table:style-name="ro1">
          <table:table-cell office:value-type="string" calcext:value-type="string">
            <text:p>liṅgapucchā</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kaṭṭhakaliṅgarān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urimaliṅgasabhāvat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ppādādiliṅgamanapekkhitv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vac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vipallās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vohāren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nānattasaññānānattavohāranānattādī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liṅgamān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bbajitaliṅgaṁ</text:p>
          </table:table-cell>
          <table:table-cell table:number-columns-repeated="4"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kaliṅgaraṭṭhe</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row>
        <table:table-row table:style-name="ro1">
          <table:table-cell office:value-type="string" calcext:value-type="string">
            <text:p>liṅgasaṇṭhā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rāmasanāliṅgan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ṭṭhat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liṅga</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raṭṭhe</text:p>
          </table:table-cell>
          <table:table-cell table:number-columns-repeated="4"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row>
        <table:table-row table:style-name="ro1">
          <table:table-cell office:value-type="string" calcext:value-type="string">
            <text:p>kāliṅgaraṭṭhavāsī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raṭṭhesu</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hatthiliṅgasakuṇā</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kāliṅgaraṭṭh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raṭṭhavāsin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siliṅg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ariyo</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vicchikasatapadiuccāliṅgapāṇakamakkaṭakādīsu</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kāraliṅganimit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rukkhakaliṅgar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purisaliṅgādīn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sakaliṅgadhāraṇapaṭipadānuyogaabhivādanapaccuṭṭhānaañjalikammād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uvaṭṭitasuvaṇṇāliṅgasadisakkhandho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bbajjāliṅgaṁ</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kālasādhanapurisādivisesayog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ñca</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purisaliṅgampi</text:p>
          </table:table-cell>
          <table:table-cell table:number-columns-repeated="4"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liṅgavipariyāy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liṅgan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mānaliṅgassa</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ruppanākāraruppanaliṅgaruppananimitt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liṅganto</text:p>
          </table:table-cell>
          <table:table-cell table:number-columns-repeated="4"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row>
        <table:table-row table:style-name="ro1">
          <table:table-cell office:value-type="string" calcext:value-type="string">
            <text:p>āliṅgath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o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liṅgantī</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liṅgavacanavibhattikālakārakādī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sadis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sipabbajjaliṅg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ivāsanapārupanaliṅgaggahaṇ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bodhijātak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smin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kalakāliṅgaraṭṭh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hatthiliṅgasakuṇo</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samaṇaliṅgagahaṇass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gahan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ṭṭhakaliṅgarassāp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vibhattikārakādibhed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daṇḍakammasaṁvāsanāsanā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paṭilābh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ṭhapitasuvaṇṇavaṇṇāliṅgasadisen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uvaṭṭitasuvaṇṇāliṅgasadiso</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jātimay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ūpadhānā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ghaṭik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ūpadhānā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uvaṭṭitasuvaṇṇāliṅgasadisarucirakkhandh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vasenāp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saṁvāsadaṇḍakammanāsanā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uvaṇṇāliṅg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to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uvaṇṇāliṅgasadis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cūḷakāliṅgajātakavaṇṇan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kāliṅgarāj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bodhijātakavaṇṇan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cūḷakāliṅg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cūḷakāliṅgakumārassa</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kāliṅgarājaputtabhāvañc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cūḷakāliṅgass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bhāradvājass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āliṅg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uliṅgasakuṇ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ccāliṅgapāṇakadaṭṭhen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ccāliṅgapāṇakalomavedhanenā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taliṅgassā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ekaliṅgamat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parivat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ṭṭhavisayā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ṭṭhasaṅkhātavisay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āj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ṭṭhaṁ</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raṭṭhavisayāp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āj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ñño</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kalakaliṅgaraṭṭh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ṭṭhavisayāādigāth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ṭṭhavāsī</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bbajitaliṅgaggahaṇamatten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iliṅgakabhāradvājo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hatthiliṅgasakuṇenānītāmhī</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hatthiliṅgasakuṇ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vipariyās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yathāliṅgayathāyuttayathāvihitayathāppakārayaṁṭhānapattayaṁdhammasamannāgat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ṭṭhakaliṅgarūpam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vohār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mmaliṅgasaññāvohārādibhed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liṅganānattaputhuttappabhedavavatthā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nānattaputhuttappabhedavavatthān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sampattītyādin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vacanavibhattipadabyañjanādī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smi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saṅkhā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uvaṇṇāliṅgatalasannibh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nāsanā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parivattanavatthum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bbajjāliṅgabhū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bbajjāliṅgalom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pariccāg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bbajjāliṅgasamādānādīn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itthiliṅgassev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pañña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urimaliṅgasabhāgat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ccāliṅgapāṇakāday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aliṅgarakaṇḍamp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aṇḍakīrājakāliṅgarājamajjharājāday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bhed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iṅgatthoy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katiliṅg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ipphannaliṅg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dda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o</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liṅgamhā</text:p>
          </table:table-cell>
          <table:table-cell table:number-columns-repeated="6" office:value-type="float" office:value="0" calcext:value-type="float">
            <text:p>0</text:p>
          </table:table-cell>
          <table:table-cell office:value-type="float" office:value="43" calcext:value-type="float">
            <text:p>43</text:p>
          </table:table-cell>
        </table:table-row>
        <table:table-row table:style-name="ro1">
          <table:table-cell office:value-type="string" calcext:value-type="string">
            <text:p>kaliṅgarass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liṅgattaṁ</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napuṁsakaliṅgattaṁ</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dviliṅg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kkh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ādyativattan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āy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mev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taṁtaṁliṅgattamupaneyyu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hu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met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liṅgat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dviliṅgattam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ttaṁ</text:p>
          </table:table-cell>
          <table:table-cell table:number-columns-repeated="6" office:value-type="float" office:value="0" calcext:value-type="float">
            <text:p>0</text:p>
          </table:table-cell>
          <table:table-cell office:value-type="float" office:value="13" calcext:value-type="float">
            <text:p>13</text:p>
          </table:table-cell>
        </table:table-row>
        <table:table-row table:style-name="ro1">
          <table:table-cell office:value-type="string" calcext:value-type="string">
            <text:p>tiliṅg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vacanavibhattī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tt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ccaliṅgattā</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itthiliṅgatthadīpak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liṅgaṅkyoddha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attan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sajjanāliṅgananimmānesu</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liṅganussar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ddhitābhidheyya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bhedep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bhāvābhā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idesa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e</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napuṁsakaliṅgattañca</text:p>
          </table:table-cell>
          <table:table-cell table:number-columns-repeated="6" office:value-type="float" office:value="0" calcext:value-type="float">
            <text:p>0</text:p>
          </table:table-cell>
          <table:table-cell office:value-type="float" office:value="11" calcext:value-type="float">
            <text:p>11</text:p>
          </table:table-cell>
        </table:table-row>
        <table:table-row table:style-name="ro1">
          <table:table-cell office:value-type="string" calcext:value-type="string">
            <text:p>abhidheyyaliṅgavacan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ññoññaliṅgavisesit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ññoññaliṅgavisesit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miss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e</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liṅgabyattayavase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itthi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apuṁsaka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ssa</text:p>
          </table:table-cell>
          <table:table-cell table:number-columns-repeated="6" office:value-type="float" office:value="0" calcext:value-type="float">
            <text:p>0</text:p>
          </table:table-cell>
          <table:table-cell office:value-type="float" office:value="8" calcext:value-type="float">
            <text:p>8</text:p>
          </table:table-cell>
        </table:table-row>
        <table:table-row table:style-name="ro1">
          <table:table-cell office:value-type="string" calcext:value-type="string">
            <text:p>itthiliṅgat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ti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vatthān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cevitthiliṅgak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purisaliṅg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tī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siṭṭha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ekaly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ṅkhy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liṅgasāmaññ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ṁ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liṅgapasibbak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padaṁ</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tiliṅgakantū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ānaliṅgat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saṅkhyāvibhattibhed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bheden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rājaññadvijaliṅgan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ṇijakasibalaliṅgabhikkhukaccāyanādile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liṅga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itthiliṅgappakaraṇ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ādatt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sāmaññ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bhā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ṅkhyāvisesopād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tāvac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ābhāv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iliṅga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taṁtaṁliṅgavisesavacan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āmaññaliṅgavacan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ānyativattante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liṅganacumbanādi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tarep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tadīp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tthajot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liṅgatī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atthiliṅgasakuṇ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ṭṭhakaliṅgaroviy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rūp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ukaraṇaliṅgabhāv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ntaliṅgabhāven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ntaliṅgabhāv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āmabyapadesakicc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matt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bhū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ā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ī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u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ūkārantitthi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bhinnasadda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ās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lliṅgapurisādirās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kāranta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pul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apul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īkārantapul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ukārantapul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ūkārantapul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liṅg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lliṅgasamaṁ</text:p>
          </table:table-cell>
          <table:table-cell table:number-columns-repeated="6" office:value-type="float" office:value="0" calcext:value-type="float">
            <text:p>0</text:p>
          </table:table-cell>
          <table:table-cell office:value-type="float" office:value="26" calcext:value-type="float">
            <text:p>26</text:p>
          </table:table-cell>
        </table:table-row>
        <table:table-row table:style-name="ro1">
          <table:table-cell office:value-type="string" calcext:value-type="string">
            <text:p>liṅgatth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vibhattī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visadisaliṅgavacanānam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nāliṅgavibhattivacan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rissajaneāliṅg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liṅganeparissajat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pulliṅgat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liṅgatth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silisa=āliṅg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manapuṁsaka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maliṅgappakāsanānyamarakosatikaṇḍoppalinyādyabhidhānasatth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tth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iṇṇayass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bhedobhim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iccha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hinnaliṅgatāy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ṅkar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ācakān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vācakeccād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ācak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anekatthaliṅgavācak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e</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nisiddhaliṅganām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esaliṅg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siddha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cekaliṅganisedhabyākhyān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dvayavidhān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liṅganisedhabyāj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dvayābhidhānami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ma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kāliṅgamh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māliṅg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amānaliṅgat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vasen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asamānaliṅg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ccayantassāliṅgat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t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ekallatth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jāliṅg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ekall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ām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ām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ām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rūpāni</text:p>
          </table:table-cell>
          <table:table-cell table:number-columns-repeated="6" office:value-type="float" office:value="0" calcext:value-type="float">
            <text:p>0</text:p>
          </table:table-cell>
          <table:table-cell office:value-type="float" office:value="30" calcext:value-type="float">
            <text:p>30</text:p>
          </table:table-cell>
        </table:table-row>
        <table:table-row table:style-name="ro1">
          <table:table-cell office:value-type="string" calcext:value-type="string">
            <text:p>itthiliṅgarūpāni</text:p>
          </table:table-cell>
          <table:table-cell table:number-columns-repeated="6" office:value-type="float" office:value="0" calcext:value-type="float">
            <text:p>0</text:p>
          </table:table-cell>
          <table:table-cell office:value-type="float" office:value="30" calcext:value-type="float">
            <text:p>30</text:p>
          </table:table-cell>
        </table:table-row>
        <table:table-row table:style-name="ro1">
          <table:table-cell office:value-type="string" calcext:value-type="string">
            <text:p>napuṁsakaliṅgarūpāni</text:p>
          </table:table-cell>
          <table:table-cell table:number-columns-repeated="6" office:value-type="float" office:value="0" calcext:value-type="float">
            <text:p>0</text:p>
          </table:table-cell>
          <table:table-cell office:value-type="float" office:value="28" calcext:value-type="float">
            <text:p>28</text:p>
          </table:table-cell>
        </table:table-row>
        <table:table-row table:style-name="ro1">
          <table:table-cell office:value-type="string" calcext:value-type="string">
            <text:p>aliṅgatumhāmhasadd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sabbanām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liṅgarūpāni</text:p>
          </table:table-cell>
          <table:table-cell table:number-columns-repeated="6" office:value-type="float" office:value="0" calcext:value-type="float">
            <text:p>0</text:p>
          </table:table-cell>
          <table:table-cell office:value-type="float" office:value="9" calcext:value-type="float">
            <text:p>9</text:p>
          </table:table-cell>
        </table:table-row>
        <table:table-row table:style-name="ro1">
          <table:table-cell office:value-type="string" calcext:value-type="string">
            <text:p>liṅgabhed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ttayayut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ānaliṅg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silisaāliṅg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arās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vināliṅgavacan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saṅkhyāsambandhayoggapāṭipadikatthasāmaññ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ntaṁ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ajjh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iliṅgan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ddo</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aliṅgat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ssākār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san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gosaddass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pulliṅgavisiṭṭhatthābhidhāyī</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ṁliṅg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liṅgatthavivaraṇ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vivaraṇ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tthavinicchay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daṁ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ulāsadd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khasobhāliṅgan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y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liṅganimittakuttākappān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ddo</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kāliṅgam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jotakaīpaccay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jotak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jotakaīpaccay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tulyaliṅgattabhāvena</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napuṁsaka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iṭṭhassāp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nisedh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i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matt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viṭṭha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rissajaneāliṅg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liṅgati</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tiliṅgañc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liṅgañc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kaliṅgar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musalaphālapabbatatarukaliṅgarasaradhanugadāsitomar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ānāmusalaphālapabbatatarukaliṅgarasaradhanugadāsitomar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ānāmusalaphālapabbatatarukaliṅgar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nvayasambhū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gott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vaṁsajeh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ūjāliṅg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mmāliṅg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cakkavatti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deviy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ṁpu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itīdhaniggahītādhikār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āramho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ṁliṅgaṁpaṭisallāṇ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ṁ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smaṁev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ūkārantaṁnapuṁsaka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smaṁamus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samaṁcat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ṅkhyārahitāet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mitinapuṁsakaliṅgaṁt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napuṁsakaliṅgaṁbhāvassekattā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vivaraṇapakaraṇ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vivaraṇappakās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vivaraṇaṭīk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nicchay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ulliṅgantam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āna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puma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raṭṭh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ramivakāvidev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vipphu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cāmīkarāliṅgavilāsakandhar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kuṭacaraṇidibbaccharāliṅg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dākaliṅgaraṭṭham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liṅgat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ribbājakaliṅga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ntiliṅgam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pallā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nnapuṁsakaliṅgamhav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bhav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hātuliṅgaiccet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huliṅg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togadhaliṅgavacanabhed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vacanantamitthiliṅgam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tte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o</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itthiliṅgarūp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lliṅgabhāvo</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itthiliṅgarūpapaṭibhā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rūpant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rūpapaṭibhāg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rūpānam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bhedat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vacanavase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liṅgabhed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bhāvavinimutt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bhed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ū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ākārantitthirūpehipibhavitabb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ānavibhattiliṅgavacan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amānavibhattiliṅgavacan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dharaṇīpālavaṁsaj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raṭṭh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pad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katiliṅgapadattho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pulliṅganāmikapadamāl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bhattiliṅgavacanavasen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visay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mh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napuṁsakaliṅgavasen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liṅgappayogadassanat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tiliṅgatth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vasena</text:p>
          </table:table-cell>
          <table:table-cell table:number-columns-repeated="6" office:value-type="float" office:value="0" calcext:value-type="float">
            <text:p>0</text:p>
          </table:table-cell>
          <table:table-cell office:value-type="float" office:value="9" calcext:value-type="float">
            <text:p>9</text:p>
          </table:table-cell>
        </table:table-row>
        <table:table-row table:style-name="ro1">
          <table:table-cell office:value-type="string" calcext:value-type="string">
            <text:p>liṅgavibhattivacanantaravase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ntaravase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ññataraliṅgavibhattivacan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pul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apul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īkārantapulliṅgapad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apul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rūp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rūpam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pallāsacin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kāranta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dassanato</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liṅgadassanat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apul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kārantapul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kati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āv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kati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āvapp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tareh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dāṭhādhātukaliṅgaraṭṭh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riyālakkhaṇamākhyātikamaliṅgabhedami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bhedamit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lliṅgatte</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itthiliṅgatt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lliṅganām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bbanām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sabbanām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peyyāl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peyyāl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eyyāl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ṭṭhān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ṭṭhāne</text:p>
          </table:table-cell>
          <table:table-cell table:number-columns-repeated="6"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napuṁsakaliṅgaṭṭhā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liṅgat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damitthiliṅgatt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lliṅgasadisaṁ</text:p>
          </table:table-cell>
          <table:table-cell table:number-columns-repeated="6" office:value-type="float" office:value="0" calcext:value-type="float">
            <text:p>0</text:p>
          </table:table-cell>
          <table:table-cell office:value-type="float" office:value="16" calcext:value-type="float">
            <text:p>16</text:p>
          </table:table-cell>
        </table:table-row>
        <table:table-row table:style-name="ro1">
          <table:table-cell office:value-type="string" calcext:value-type="string">
            <text:p>liṅgattay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missakaparicched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apuṁsakaliṅgaṭṭhā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apuṁsaka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rūp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rūp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sādhāraṇ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sādhāraṇarūp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yojan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bhedarahi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ss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tthamattajoti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jotanatt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bhayaliṅgatāy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āmikapadamāl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bhāvena</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okārantapulliṅgabhāv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liṅg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gahapatisadd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ūt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tassitthiliṅg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parikapp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dd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ūte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liṅgassa</text:p>
          </table:table-cell>
          <table:table-cell table:number-columns-repeated="6" office:value-type="float" office:value="0" calcext:value-type="float">
            <text:p>0</text:p>
          </table:table-cell>
          <table:table-cell office:value-type="float" office:value="8" calcext:value-type="float">
            <text:p>8</text:p>
          </table:table-cell>
        </table:table-row>
        <table:table-row table:style-name="ro1">
          <table:table-cell office:value-type="string" calcext:value-type="string">
            <text:p>pulliṅgabhāv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ṁtaṁpakat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ev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ti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tip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vipallās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napuṁsaka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dviliṅgat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pulliṅgapariyāpann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kārantanapuṁsaka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mitthinapuṁsaka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ññāy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ggahaṇamanuvattat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tthassekattavacanicchā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ggahaṇ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ābhidhānamatt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ssan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īri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saṅgah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itthiliṅgasseve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itthiliṅgassevetth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nām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nāliṅgat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cā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nām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hāliṅgasaṅkhyāvibhattibhed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ajjanāliṅg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liṅgane</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āliṅgan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liṅgaparivattanabhāv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ññamaññāliṅgan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āṭipadikatthaliṅgaparimāṇavacanamat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dāhaliṅgaparimāṇeccād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bhattivacanantarayog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vidhānatosaṅkhyānañcā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iṭṭ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tiliṅgavisiṭṭhassā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vacan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āvacanicchā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kaliṅgasaṅkhyāyuttehiṭṭhamabhidh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kaliṅgasaṅkhyāyutten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liṅgav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ṅkhyāh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akāravācakaliṅgasaṅkhyā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masaṅkhy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hāppaccayantamaliṅgamasaṅkhyañcai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masaṅkhyañc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nāmikapadamāl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m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tamicchath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ttamicchath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bhidheyyaliṅgānuvattittāpul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anapekkhitv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ttay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ānukūl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lliṅgappayog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bhāvena</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liṅgavisesājota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micchath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ṁy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pallās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dhānaliṅgamanuvatt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ajot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sadd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māpajj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āvasūcani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ssa</text:p>
          </table:table-cell>
          <table:table-cell table:number-columns-repeated="6" office:value-type="float" office:value="0" calcext:value-type="float">
            <text:p>0</text:p>
          </table:table-cell>
          <table:table-cell office:value-type="float" office:value="8" calcext:value-type="float">
            <text:p>8</text:p>
          </table:table-cell>
        </table:table-row>
        <table:table-row table:style-name="ro1">
          <table:table-cell office:value-type="string" calcext:value-type="string">
            <text:p>bahuvacanatañcitthiliṅgabhāv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ahuvacanant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ahuvacane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bahuvacan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ūteh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rūp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ū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dd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viññāpanattha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puṁsakaliṅgabhāvena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pariyay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vigam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vigamoy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apuṁsakaliṅgabhāvavigam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napuṁsaka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bhāvavigam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bhāv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bhidheyyaliṅgabhū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napuṁsakaliṅgarūp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ahuvacanatāvādin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ay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ahuvacanatt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bahuvacanak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ṭṭhā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tthacodantapulliṅgarūp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liṅgaitthiliṅganapuṁsakaliṅgasabbanāmaekavacanaanekavacan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ccattavac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visa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ppakaraṇaliṅgasaddantarābhisambandhādi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āranta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napuṁsakaliṅg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liṅgapad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kārantokārantatāpakatikaokāranta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nā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vibhat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sadisa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liṅgatthamattavisay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itthiliṅg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rūp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rūp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iyatitthi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itthiliṅgadassanatt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ekallabhāv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huliṅgamattena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bhidheyya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liṅgakoyad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rūp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rodhidos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umitthi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anapuṁsaka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napuṁsaka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eka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ṅkhyāparimāṇayut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amat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kālavacanamatan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udāyavāciliṅgamh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ttajot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andhavādīnamāliṅg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hīpunnapuṁsakasaṅkhātaliṅgavisesatt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rāja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pasibbak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ssajjanāliṅgananimmān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āmat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l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māliṅgat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āliṅgatev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atth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purisaliṅganimittakuttākappākārānuvidh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pphu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vidha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paccatthasambandhi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ccamitthiliṅga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upamāvāci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e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sabhāgaliṅgam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āmikapadamāl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kārantitthiliṅg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pulliṅgapakkh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nay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ekantapulliṅgabhāvābhāv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yogi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mappasidd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paṭipād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damāl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umanapuṁsakaliṅgalakkhaṇabhū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pariyāpannāna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punnapuṁsakaliṅgapariyāpann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vavatth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vavatthān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ss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okārantassitthipul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padamālā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āna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ade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kantapulliṅgarūp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bhāv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bhāve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ccantapul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padamāl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sādhak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ss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vis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ti</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yathāsaka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ccekaliṅg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āv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saṅkhāt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bhāvaparikapp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ṁsand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pulliṅgassat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mitthiliṅgapadamālā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tiādin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ntiādī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vacan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yog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ggikkhandhāliṅganadukkhādhikadukkhakaṭukaphal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vāccaliṅgat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mā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uvaṇṇāliṅgasannibh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nāth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rāj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abhāg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ppayogadassa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danurūpaliṅgavacan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vimiss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mitaratt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ttam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bhū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vattitthiliṅgavohār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iliṅgabhāv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pasecanaliṅgavākyāveṇikasarīrāvayavavāc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niddes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puṁsakaliṅganidde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pallāsavasen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itiliṅg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ccaliṅgabhūtān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evābhidheyya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ccaliṅgābhidheyya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ccaliṅg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ccaliṅgam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bhidheyyaliṅgamp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vācca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antavasena</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itthiliṅgarūpāni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t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sabbaliṅgat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baliṅgatācai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sidd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ān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s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ssehānabhidhā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atr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saṅkhā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lakkhaṇ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ses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sātīdamālamb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mp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sesanamitthiliṅgass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āsana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īna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iliṅgasarūp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sisāmaññabhaṇḍaliṅgadhāraṇ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liṅg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pur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lliṅg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lliṅg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ti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ddena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ggikkhandhāliṅganadukkhat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ilisāliṅganādi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pulliṅganāmikapadamāl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ppayogoyevamh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ppayogo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liṅgabhāv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t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iliṅgakapadānamatth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dvay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micchi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pul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nnapuṁsaka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pariyāpann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pulliṅg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tthiliṅgatt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āvasmi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rājin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āliṅgapur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mbaliṅgavisayāgatamatisāhas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āliṅga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iliṅg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hinnaliṅgadik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hinnaliṅgavacanādik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ñce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hinna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etiss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nānattamupamānopameyy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bhed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acanabhedādik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yathāvuttavikappasaṅkhātaliṅg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pariggah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pariṇām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sathenattāliṅgatthen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innaliṅg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enake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sambhav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hādīs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ividhaliṅgavavatthānagat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ṁtu</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nukārantapul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aitthi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bhed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okārantapul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apul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pul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pul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apul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apul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apulliṅganiddeso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ohār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yakkhasaddamapekkhit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mattamevāpekkhit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ī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kārantitthi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itthiliṅganiddeso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puṁsakaliṅgattadassanato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guṇeyevitthiliṅg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gahītantanapuṁsaka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kārantanapuṁsaka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lliṅgami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kārantanapuṁsakaliṅg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yatanapuṁsakaliṅganiddeso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ttayanidd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lliṅgan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hūdhātusaddamayaliṅgatik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uliṅg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ṅgaviduttamicc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liṅgaraṭṭh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table:number-columns-repeated="8"/>
        </table:table-row>
        <table:table-row table:style-name="ro1">
          <table:table-cell/>
          <table:table-cell table:formula="of:=SUM([.B1:.B1214])" office:value-type="float" office:value="22" calcext:value-type="float">
            <text:p>22</text:p>
          </table:table-cell>
          <table:table-cell table:formula="of:=SUM([.C1:.C1214])" office:value-type="float" office:value="48" calcext:value-type="float">
            <text:p>48</text:p>
          </table:table-cell>
          <table:table-cell table:formula="of:=SUM([.D1:.D1214])" office:value-type="float" office:value="31" calcext:value-type="float">
            <text:p>31</text:p>
          </table:table-cell>
          <table:table-cell table:formula="of:=SUM([.E1:.E1214])" office:value-type="float" office:value="8" calcext:value-type="float">
            <text:p>8</text:p>
          </table:table-cell>
          <table:table-cell table:formula="of:=SUM([.F1:.F1214])" office:value-type="float" office:value="509" calcext:value-type="float">
            <text:p>509</text:p>
          </table:table-cell>
          <table:table-cell table:formula="of:=SUM([.G1:.G1214])" office:value-type="float" office:value="926" calcext:value-type="float">
            <text:p>926</text:p>
          </table:table-cell>
          <table:table-cell table:formula="of:=SUM([.H1:.H1214])" office:value-type="float" office:value="1574" calcext:value-type="float">
            <text:p>1574</text:p>
          </table:table-cell>
        </table:table-row>
      </table:table>
      <table:table table:name="byanjana" table:style-name="ta1">
        <table:table-column table:style-name="co16" table:default-cell-style-name="Default"/>
        <table:table-column table:style-name="co6" table:number-columns-repeated="7" table:default-cell-style-name="Default"/>
        <table:table-row table:style-name="ro1">
          <table:table-cell office:value-type="string" calcext:value-type="string">
            <text:p>byañjanaṁ</text:p>
          </table:table-cell>
          <table:table-cell office:value-type="float" office:value="14" calcext:value-type="float">
            <text:p>14</text:p>
          </table:table-cell>
          <table:table-cell office:value-type="float" office:value="28" calcext:value-type="float">
            <text:p>28</text:p>
          </table:table-cell>
          <table:table-cell office:value-type="float" office:value="19" calcext:value-type="float">
            <text:p>19</text:p>
          </table:table-cell>
          <table:table-cell office:value-type="float" office:value="3" calcext:value-type="float">
            <text:p>3</text:p>
          </table:table-cell>
          <table:table-cell office:value-type="float" office:value="78" calcext:value-type="float">
            <text:p>78</text:p>
          </table:table-cell>
          <table:table-cell office:value-type="float" office:value="108" calcext:value-type="float">
            <text:p>108</text:p>
          </table:table-cell>
          <table:table-cell office:value-type="float" office:value="39" calcext:value-type="float">
            <text:p>39</text:p>
          </table:table-cell>
        </table:table-row>
        <table:table-row table:style-name="ro1">
          <table:table-cell office:value-type="string" calcext:value-type="string">
            <text:p>atthabyañjanasampannanti</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atthabyañjanaparipuṇṇ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byañjanapadehi</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row>
        <table:table-row table:style-name="ro1">
          <table:table-cell office:value-type="string" calcext:value-type="string">
            <text:p>byañjanatthaggahaṇānaṁ</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tthabyañjanasampannassāti</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atthabyañjanaparipuṇṇassa</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atthabyañjanadesakappayojanādisampattiy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ppabhedaparicchedavasena</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mabhilāpoādīsu</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atthabyañjanasampannassa</text:p>
          </table:table-cell>
          <table:table-cell table:number-columns-repeated="4"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ñāṇappahānasampadābhibyañjanakeh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math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tthabyañjanasampann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yañjanaṁ</text:p>
          </table:table-cell>
          <table:table-cell office:value-type="float" office:value="89" calcext:value-type="float">
            <text:p>89</text:p>
          </table:table-cell>
          <table:table-cell office:value-type="float" office:value="10" calcext:value-type="float">
            <text:p>10</text:p>
          </table:table-cell>
          <table:table-cell office:value-type="float" office:value="12" calcext:value-type="float">
            <text:p>12</text:p>
          </table:table-cell>
          <table:table-cell office:value-type="float" office:value="7" calcext:value-type="float">
            <text:p>7</text:p>
          </table:table-cell>
          <table:table-cell office:value-type="float" office:value="42" calcext:value-type="float">
            <text:p>42</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string" calcext:value-type="string">
            <text:p>anubyañjanaso</text:p>
          </table:table-cell>
          <table:table-cell office:value-type="float" office:value="16" calcext:value-type="float">
            <text:p>16</text:p>
          </table:table-cell>
          <table:table-cell office:value-type="float" office:value="2" calcext:value-type="float">
            <text:p>2</text:p>
          </table:table-cell>
          <table:table-cell office:value-type="float" office:value="22" calcext:value-type="float">
            <text:p>22</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row>
        <table:table-row table:style-name="ro1">
          <table:table-cell office:value-type="string" calcext:value-type="string">
            <text:p>atthabyañjanabhedat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ñca</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3" calcext:value-type="float">
            <text:p>3</text:p>
          </table:table-cell>
        </table:table-row>
        <table:table-row table:style-name="ro1">
          <table:table-cell office:value-type="string" calcext:value-type="string">
            <text:p>atthabyañjanabhed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sa</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29" calcext:value-type="float">
            <text:p>29</text:p>
          </table:table-cell>
        </table:table-row>
        <table:table-row table:style-name="ro1">
          <table:table-cell office:value-type="string" calcext:value-type="string">
            <text:p>byañjanato</text:p>
          </table:table-cell>
          <table:table-cell office:value-type="float" office:value="25" calcext:value-type="float">
            <text:p>25</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2" calcext:value-type="float">
            <text:p>42</text:p>
          </table:table-cell>
          <table:table-cell office:value-type="float" office:value="47" calcext:value-type="float">
            <text:p>47</text:p>
          </table:table-cell>
          <table:table-cell office:value-type="float" office:value="8" calcext:value-type="float">
            <text:p>8</text:p>
          </table:table-cell>
        </table:table-row>
        <table:table-row table:style-name="ro1">
          <table:table-cell office:value-type="string" calcext:value-type="string">
            <text:p>byañjanasambhū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ripuṇṇabyañjanaṁ</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atthabyañjanasālinant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tthabyañjanasāravant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eva</text:p>
          </table:table-cell>
          <table:table-cell office:value-type="float" office:value="22" calcext:value-type="float">
            <text:p>22</text:p>
          </table:table-cell>
          <table:table-cell office:value-type="float" office:value="23" calcext:value-type="float">
            <text:p>23</text:p>
          </table:table-cell>
          <table:table-cell office:value-type="float" office:value="2" calcext:value-type="float">
            <text:p>2</text:p>
          </table:table-cell>
          <table:table-cell office:value-type="float" office:value="0" calcext:value-type="float">
            <text:p>0</text:p>
          </table:table-cell>
          <table:table-cell office:value-type="float" office:value="22" calcext:value-type="float">
            <text:p>22</text:p>
          </table:table-cell>
          <table:table-cell office:value-type="float" office:value="27" calcext:value-type="float">
            <text:p>27</text:p>
          </table:table-cell>
          <table:table-cell office:value-type="float" office:value="12" calcext:value-type="float">
            <text:p>12</text:p>
          </table:table-cell>
        </table:table-row>
        <table:table-row table:style-name="ro1">
          <table:table-cell office:value-type="string" calcext:value-type="string">
            <text:p>byañjanatthadīpan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bhedābhāvato</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atthabyañjanabhinn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byañjanato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byāmappabhāparikkhepasamujjal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vattiṁsamahāpurisalakkhaṇaasītianubyañjanabyāmappabhā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byāmappabhādvattiṁsamahāpurisalakkhaṇān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vattiṁsamahāpurisalakkhaṇaasītianubyañjanasamujjali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asena</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byañjanatthot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vicāraṁ</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nāmakāyapadakāyabyañjanakāy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ānīt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padasampann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pade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akkhaṇānubyañjanapaṭimaṇḍitarūpakāyatāya</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byañjanavicay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anubyañjanaṁ</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row>
        <table:table-row table:style-name="ro1">
          <table:table-cell office:value-type="string" calcext:value-type="string">
            <text:p>nimittānubyañjanaparivajjanād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asenev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attaṁy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r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nasabyañj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dutiyabyañjanassa</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byañjanakāraṇaṁ</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byañjanamattaṁ</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string" calcext:value-type="string">
            <text:p>byañjanapadameva</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nasabyañjan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attabyañjanapuṇṇān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pi</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row>
        <table:table-row table:style-name="ro1">
          <table:table-cell office:value-type="string" calcext:value-type="string">
            <text:p>kilesānubyañjan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ko</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byañjanapariyāy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adasandhibyañjanasiliṭṭhat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cchamaṁsādibyañj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atthabyañjanabhed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opi</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pacchābyañjananti</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kkharānubyañjanasamūho</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dabyañjanaṁ</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byañjanabuddhiṁ</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dabyañjanassa</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asūpabyañj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ekabyañjanampi</text:p>
          </table:table-cell>
          <table:table-cell table:number-columns-repeated="4"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anubyañjanasoti</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row>
        <table:table-row table:style-name="ro1">
          <table:table-cell office:value-type="string" calcext:value-type="string">
            <text:p>byañjananti</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string" calcext:value-type="string">
            <text:p>sūpabyañjanaṁ</text:p>
          </table:table-cell>
          <table:table-cell table:number-columns-repeated="4" office:value-type="float" office:value="0" calcext:value-type="float">
            <text:p>0</text:p>
          </table:table-cell>
          <table:table-cell office:value-type="float" office:value="8" calcext:value-type="float">
            <text:p>8</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byañjanapadaatthapad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chabyañjanapadachaatthapadabhed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aatthapad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padabyañjanapadabhāv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icayoādimāh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ukheneva</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tthābhibyañjanak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abyañjananti</text:p>
          </table:table-cell>
          <table:table-cell table:number-columns-repeated="4" office:value-type="float" office:value="0" calcext:value-type="float">
            <text:p>0</text:p>
          </table:table-cell>
          <table:table-cell office:value-type="float" office:value="10" calcext:value-type="float">
            <text:p>10</text:p>
          </table:table-cell>
          <table:table-cell office:value-type="float" office:value="17" calcext:value-type="float">
            <text:p>17</text:p>
          </table:table-cell>
          <table:table-cell office:value-type="float" office:value="11" calcext:value-type="float">
            <text:p>11</text:p>
          </table:table-cell>
        </table:table-row>
        <table:table-row table:style-name="ro1">
          <table:table-cell office:value-type="string" calcext:value-type="string">
            <text:p>sabyañjanañc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ātthasabyañjanatt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isiṭṭhatthabyañjanayog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mpattiyā</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ithiladhanitādibyañjanaparipuṇṇ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mpannabyañjanat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rūp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mittānubyañjanasaṅkapp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ssādagadhitaṁ</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dutiyabyañjanakass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utiyabyañjanakāraṇ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purisabyañjanaṁ</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row>
        <table:table-row table:style-name="ro1">
          <table:table-cell office:value-type="string" calcext:value-type="string">
            <text:p>itthibyañjan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byañjanadvay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anubyañjananti</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row>
        <table:table-row table:style-name="ro1">
          <table:table-cell office:value-type="string" calcext:value-type="string">
            <text:p>pacchābyañjan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gaṇanāy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siliṭṭhatāya</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cell office:value-type="float" office:value="0" calcext:value-type="float">
            <text:p>0</text:p>
          </table:table-cell>
        </table:table-row>
        <table:table-row table:style-name="ro1">
          <table:table-cell office:value-type="string" calcext:value-type="string">
            <text:p>byañjanamattameva</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upasama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th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yathābyañjan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ithiladhanitādibyañjanalakkhaṇasampan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imuttādibyañjanadosappasaṅg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pabhedo</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byañjanabuddhiyā</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2" calcext:value-type="float">
            <text:p>22</text:p>
          </table:table-cell>
          <table:table-cell office:value-type="float" office:value="1" calcext:value-type="float">
            <text:p>1</text:p>
          </table:table-cell>
        </table:table-row>
        <table:table-row table:style-name="ro1">
          <table:table-cell office:value-type="string" calcext:value-type="string">
            <text:p>yathādhippetatthabyañjanato</text:p>
          </table:table-cell>
          <table:table-cell table:number-columns-repeated="5"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byañjanasaṅkhātān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buddhi</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kārādibyañjanarahit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akārādibyañjanasahitasar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desakapayojanādisampattiyā</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tthabyañjanapabhedaparicchedavasena</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nubyañjanabyāmappabhād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iliṭṭhatāvase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hāv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atte</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kkharādichabyañjanapadasamāyog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aatthapadān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padesu</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byañjanapad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ānaṁ</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string" calcext:value-type="string">
            <text:p>chaatthapadachabyañjanapadabhed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padabyañjanapadakalyāṇa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chaatthapadabyañjanapadasampanna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ividhakalyāṇachaatthapadasampannachabyañjanapadasampannaṭṭh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īlādivaṇṇadīghādisaṇṭhānahasanādibyañjanaggahaṇalakkhaṇ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icayabhāvato</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sandhibyañjanasandha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sandhibyañjanasandhidesanāsandhiniddesasandhī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sandhiniddesasandhidesanāsandhippabhed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ggāhasaṅkhāt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ggāhī</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itthipurisabyañjanasādhake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rimaṇḍalapadabyañjana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dabyañjanametiss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cchāyāya</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atthabyañjanasāli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thamatt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niruttiy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byañjanamattatovettha</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byañjanamattato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to</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parikkhārik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rivārak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ācak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ñāṇasampadāpahānasampadābhibyañjanake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mpannoti</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byañjanabhāṇak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ahubyañjan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mudāy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tthasamudā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āni</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asītianubyañjanappaṭimaṇḍitadvattiṁsamahāpurisalakkhaṇavicitrarūpakā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ikatī</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ikati</text:p>
          </table:table-cell>
          <table:table-cell table:number-columns-repeated="5"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nāmākhyātaupasaggabyañjanasadd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ānev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matten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byañjanamatten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hammapadabyañjananti</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atipaṭṭhānānī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vattiṁsamahāpurisalakkhaṇaasītianubyañjanabyāmappabhāketumālādīhi</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yañjanamass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att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ñ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kāraṇanti</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nānubyañjanaggāhīti</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row>
        <table:table-row table:style-name="ro1">
          <table:table-cell office:value-type="string" calcext:value-type="string">
            <text:p>atthabyañjanasampannaṁ</text:p>
          </table:table-cell>
          <table:table-cell table:number-columns-repeated="4" office:value-type="float" office:value="0" calcext:value-type="float">
            <text:p>0</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dutiyabyañjan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liṅgānaṁ</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byañjanakaāraṇatt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bhin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kāyo</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byañjanasiliṭṭhatāmattameva</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siliṭṭhatāy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ātthasabyañjanakevalaparipuṇṇaparisuddhabrahmacariy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attāya</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atināman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th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string" calcext:value-type="string">
            <text:p>byañjanamatteyeva</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ṅgahit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ndhimatt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akkhaṇānubyañjanapaṭimaṇḍit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akkhaṇānubyañjanapāripūriyā</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atthabyañjanasamudāye</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byañjanatthapadānuga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atthabyañjanak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mudāy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paṭimaṇḍitadvattiṁsamahāpurisalakkhaṇakāyappabhābyāmappabhāketumālāvicittatā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minti</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so</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string" calcext:value-type="string">
            <text:p>padabyañjananti</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dasavidhabyañjanabuddhiyo</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nānatta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kattabbabyañjanavika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macchamaṁsādibyañjanañca</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nubyañjanapaṭimaṇḍit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ddo</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byañjanantiādīsu</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sampann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yañjanantiādisaddantarasannidhān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āripūriyā</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buddhisaṅkhāt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ripuṇṇabyañjanameva</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paripuṇṇabyañjanadhammadesan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yañjanato</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sāyitabyañjanaraso</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ntiādi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uddhi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ūpabyañjan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ūpabyañjanatt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ākasūpeyyabyañjanavika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ūpabyañjanapaṭicchādane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oyev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byañjanavibhāg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aḍḍhanavas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mattamev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ṭibimbikabyañjanapabhāvantabhū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ṭibimbabyañjanapabhāmatt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byañjananti</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row>
        <table:table-row table:style-name="ro1">
          <table:table-cell office:value-type="string" calcext:value-type="string">
            <text:p>atthabyañjanasāravan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paṭimaṇḍit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sampan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dabyañjanasampattiñcev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matt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adhuratāya</text:p>
          </table:table-cell>
          <table:table-cell table:number-columns-repeated="4"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hattabyañjanabhājanān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ūpeyyabyañjanavikatī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ūpeyyabyañjanavikat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massa</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byañjanamabhilāp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ripuṇṇabyañjanat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ssa</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atthabyañjanasampat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hojanān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akkhaṇānubyañjanappaṭimaṇḍitarūpakāyatāy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viparītabyañjanasunikkhepass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sītianubyañjanapaṭimaṇḍitadvattiṁsamahāpurisalakkhaṇ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urisaliṅganimittādi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tthiliṅganimittādibyañjanañc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dvayassa</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anubyañjanatoti</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byañjanamattass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viparītapadabyañjanasunikkhepass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kusalabyañjanatth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ekamūlabyañjanatth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uttabyañjanatthassevasambhavat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vuttabyañjanatth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ekamūlabyañjanatth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kusalabyañjanatth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kusalabyañjanatth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nubyañjanantiladdhavohār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kkharapadabyañjanaākāraniruttiniddesavasen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ras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thaggahaṇākārasaṅkhāt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saṅkhāt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desakapayojanādi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ānatthabyañjanaggahaṇasaṅkhā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ānatthabyañjanaggahaṇ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pāripūriṁ</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paripuṇṇañhīādi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iliṭṭhatāvasena</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dakkhiṇapāduddharaṇasaṅkhātānubyañjanapaṭimaṇḍit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mānabyañjan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sampattiyā</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sītānubyañja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bhibyañjanakān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tthānaṁ</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thavivajji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janabhojanabyañjanaparivesakabhuñjakūpamā</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byañjanaggahaṇen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dvārenev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dānī</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vasen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tirekabyañjanass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hū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iyyokamyatāyasūpabyañjanapaṭicchādanaujjhānasaññī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ūmisaṅkhātabyañjanagocarasaṅkhātasuttatthā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mukhen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byañjanapariyeṭṭhibhāv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uttabyañjan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padabyañjanapadabhū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ithiladhanitāditaṁtaṁbyañjanabuddhi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dabyañjanamadhurat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thapadān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iliṭṭhatāmattamevā</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sabyañjanantiādivacan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ṇṇāsavaggasuttabhāṇavārānusandhibyañjan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āmabyañjanant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iruttibyañjanabhāvanivāraṇatth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vattiṁsamahāpurisalakkhaṇaasītianubyañjanabyāmappabhāketumālālaṅkatāy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kārādibyañjanasahi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ñcaḍḍhamattik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yañjanarassasaraṭṭhān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yañjanadīghasaraṭṭhān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yathāvuttalakkhaṇapadaanupadaanvakkharaanubyañjanagaṇan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byañjanatthaggahaṇa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yañjanapadasampat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pāripūriy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yañjanasannissitatt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yañjanasampattidīpanato</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sabyañjanat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yañjanasampannata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yañjanasampannaṁ</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row>
        <table:table-row table:style-name="ro1">
          <table:table-cell office:value-type="string" calcext:value-type="string">
            <text:p>anubyañjanasaṅkappa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vasen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ribyañjana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byāmappabhāppades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arisodhana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padaṁ</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byañjanasamaññā</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nubyañjanassādagathitaṁ</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k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bhibyañjanat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byañjanasaññitehi</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akkhaṇānubyañja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ntapakatik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kusalot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pabhed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uddhī</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uddhiyā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uddhivises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uddhī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uddhī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niruttiy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rūpa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kāraṇatt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vattiṁsalakkhaṇāsītianubyañjanasobhit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cittabyañjanampi</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ubhanimittānubyañjanaggāhādi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ekadesabyañjanavasen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sampākādī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ñcāādimāh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uttantabyañjan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hājanabhojanabyañjanabhattakārakabhuñjakavikapp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ṭṭhāniyā</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yañjanappaṭisaraṇān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vuttabyañjanatthass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rasa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daanupadaanvakkharaanubyañjanavas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tthaggahaṇānānākār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keh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byāmappabhādianekaguṇagaṇasamujjalarūpakāyasampattiadhiṭṭhā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virājit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ūpasākabyañjan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sītianubyañjanapaṭimaṇḍitabāttiṁsamahāpuri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yañjanantiād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vattiṁsamahāpurisalakkhaṇaasītianubyañjanabyāmappabhādianaññasādhāraṇ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akkhaṇānubyañjanappaṭimaṇḍi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bhāsito</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abyañjanamityādī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akkhaṇānubyañjanasamujjal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dabyañjanasiliṭṭhatāpayojan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adabyañjanasiliṭṭhat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tthabyañjanasampad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tthaggahaṇalakkhaṇ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mittānubyañjanaggahaṇalakkhaṇ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vicayabhāvato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yañjanap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ggāhassa</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ggāhīti</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ubyañjanasaññite</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imittānubyañjanaggahaṇanimitt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ānubyañjanaggāhī</text:p>
          </table:table-cell>
          <table:table-cell office:value-type="float" office:value="47" calcext:value-type="float">
            <text:p>47</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mānubyañjanaggāhino</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office:value-type="string" calcext:value-type="string">
            <text:p>anubyañjanaggāhino</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office:value-type="string" calcext:value-type="string">
            <text:p>byañjanappatirūpakehi</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office:value-type="string" calcext:value-type="string">
            <text:p>byañjanakusalo</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row>
        <table:table-row table:style-name="ro1">
          <table:table-cell office:value-type="string" calcext:value-type="string">
            <text:p>nimittaggahaṇaanubyañjanaggahaṇavinodan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asītianubyañjanabyāmappabh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akkharapadabyañjanaākāraniruttiniddesehi</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byañjanaputhutten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anubyañjanasampannaṁ</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nānābyañjanañc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nānubyañjan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gihibyañjanabhaṇḍāni</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anekabyañjanan</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niddiṭṭhasarabyañjanalakkhaṇappaṭivedh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byañjanasiliṭṭhatā</text:p>
          </table:table-cell>
          <table:table-cell office:value-type="float" office:value="0" calcext:value-type="float">
            <text:p>0</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tthabyañjanato</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row>
        <table:table-row table:style-name="ro1">
          <table:table-cell office:value-type="string" calcext:value-type="string">
            <text:p>atthabyañjanaṁ</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row>
        <table:table-row table:style-name="ro1">
          <table:table-cell office:value-type="string" calcext:value-type="string">
            <text:p>atthapakāsakabyañjanapuṇṇaṁ</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string" calcext:value-type="string">
            <text:p>anubyañjanadhar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anubyañjanasampanno</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vaṇṇasaṇṭhānabyañjanaggahaṇalakkhaṇ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byañjanasandhi</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ubyañjanaggāh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byañjanan</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byañjananiruttābhilāpā</text:p>
          </table:table-cell>
          <table:table-cell office:value-type="float" office:value="0" calcext:value-type="float">
            <text:p>0</text:p>
          </table:table-cell>
          <table:table-cell office:value-type="float" office:value="16" calcext:value-type="float">
            <text:p>16</text:p>
          </table:table-cell>
          <table:table-cell table:number-columns-repeated="5" office:value-type="float" office:value="0" calcext:value-type="float">
            <text:p>0</text:p>
          </table:table-cell>
        </table:table-row>
        <table:table-row table:style-name="ro1">
          <table:table-cell office:value-type="string" calcext:value-type="string">
            <text:p>anekarasabyañjanaṁ</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byañjananimittakovidā</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string" calcext:value-type="string">
            <text:p>byañjananimittadharā</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string" calcext:value-type="string">
            <text:p>anekabyañjanaṁ</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kā</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miṁ</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ubyañjanaggāh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mevettha</text:p>
          </table:table-cell>
          <table:table-cell table:number-columns-repeated="4"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aasītianubyañjanabyāmappabhād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aasītianubyañja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tabbibhāvanabyañjanasampattiy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nānatthabyañjanaggahaṇato</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nānatthabyañjanaggahaṇaṁ</text:p>
          </table:table-cell>
          <table:table-cell table:number-columns-repeated="4" office:value-type="float" office:value="0" calcext:value-type="float">
            <text:p>0</text:p>
          </table:table-cell>
          <table:table-cell office:value-type="float" office:value="11" calcext:value-type="float">
            <text:p>11</text:p>
          </table:table-cell>
          <table:table-cell table:number-columns-repeated="2" office:value-type="float" office:value="0" calcext:value-type="float">
            <text:p>0</text:p>
          </table:table-cell>
        </table:table-row>
        <table:table-row table:style-name="ro1">
          <table:table-cell office:value-type="string" calcext:value-type="string">
            <text:p>atthabyañjanaparipuṇṇañhi</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
          <table:table-cell office:value-type="string" calcext:value-type="string">
            <text:p>nāmabyañjan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yañjanapubbāpar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ubyañjanaggāho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byāmappabhādvattiṁsavaralakkhaṇasamujjalasarīr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ndhivasena</text:p>
          </table:table-cell>
          <table:table-cell table:number-columns-repeated="4"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byañjanasamaye</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yañjanasandhikaroti</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asītānubyañjanappabhāsit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rohapariṇāhadvattiṁsamahāpurisalakkhaṇaasītānubyañjanabyāmappabhāmaṇḍale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aasītānubyañjanabyāmappabhāsamujjalavirājitasarīrat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kalasarīravippakiṇṇapuññappabhāvanibbattāsītānubyañjanapaṭimaṇḍitadvattiṁsamahāpurisalakkhaṇasassirīkat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ndhimat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ūpabyañjanasampan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byāmappabhādvattiṁsavaralakkhaṇasamujjal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yañjanavipallāsaggāhavāraṇaṁ</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atthabyañjanamadhuratāya</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byañjanaparisuddhatāya</text:p>
          </table:table-cell>
          <table:table-cell table:number-columns-repeated="4"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row>
        <table:table-row table:style-name="ro1">
          <table:table-cell office:value-type="string" calcext:value-type="string">
            <text:p>purāṇabhatta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ekabyañjananti</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akkharādichabyañjanapadasamāyogat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tthabyañjanasampatti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vaṇṇasaṇṭhānabyañjanaggahaṇalakkhaṇā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ātthasabyañjanatādīhi</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byañjanavibhāg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yāgukhajjakabhattabyañjanapānakādī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āsītianubyañjanabyāmappabhā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akkhaṇānubyañjanasamalaṅkatavarasarīr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ānubyañjanavirāji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dabyañjanasiliṭṭhatāmattam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ndhimattamevā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akkhaṇānubyañjanappaṭimaṇḍi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ppaṭimaṇḍite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rimaṇḍalapadabyañjanaparipuṇṇ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ekarasabyañjananti</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padasandhibyañjanasiliṭṭha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ūpabyañjanatth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aasītianubyañjanabyāmappabhā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ekasūpabyañjanaṁ</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madhura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ānārasasūpabyañjan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āsītānubyañjanappaṭimaṇḍi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gihibyañjan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yañjanapaṭisaraṇānanti</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atthabyañjanamadhuraṁ</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byañjanasampannañc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āvittilakkhaṇabyañjanak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byañjanaṁpe</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anubyañjanasampannan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āmaākhyātaupasaggabyañjanasadd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thamukh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vicārabhāvat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vicay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pariyeṭṭhibhāvato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padānantaram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ākārapadabyañjananiruttiy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ppaṭimaṇḍitabāttiṁsamahāpurisalakkhaṇasamujjal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o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akkhaṇānubyañjanapaṭimaṇḍit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yañjanatth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ānubyañjanadvattiṁsamahāpurisalakkhaṇapaṭimaṇḍi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macchamaṁsasākaphalakaḷīrādi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vicāraṇ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ubyañjanasamujjal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uanubyañjanato</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padānamp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ñc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thapadasamudāyabhāvat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tthabyañjanapadabhāv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thasamudāy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vicayoād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ppabandh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gihibyañjanabhaṭṭhak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pariyāyass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ekasūpabyañjanavikatik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aasītānubyañjanasarīrasobhagg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ānatthabyañjanagahaṇ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varalakkhaṇānubyañjanasamalaṅkatasarīr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ithiladhanitādidasavidhabyañjanabuddhisampan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vidhānañc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byāmappabhānurañjit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pubbāpar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samujjalitasobhaṁ</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dabyañjanasandhi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thop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dabyañjanasiliṭṭhattamattam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imittānubyañjanasallakkhaṇ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ekabyañjanañc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āttiṁsamahāpurisalakkhaṇaasītianubyañjanabyāmappabhāketumālālaṅkat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kusalat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that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ubyañjanaggāh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ānubyañjanabyāmappabhā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paññāyamānapadabyañjananigghosasadd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ppaṭimaṇḍitat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ubyañjanañc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ubyañjanapaṭimaṇḍit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akkhaṇānubyañjanasobh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sūpa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ānābyañjanarasamanekamaṁsavikatisampan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ānārasa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varalakkhaṇāsītianubyañjanasampad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cchāyāmatten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āsītānubyañjanapaṭimaṇḍit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ripuṇṇapadabyañjanak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ratanapaṭimaṇḍite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ḍāka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hārabyañjanapadakammanayā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vicārat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āmākhyātaupasagganipātabyañjanasadd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bhāga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yañjanasabhāgān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bhāgañc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parivāradvattiṁsavaralakkhaṇapaṭimaṇḍitasarīr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ūpādigahaṇatth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nekasūpabyañjanabhojanasampann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lakkhaṇakhacitamanubyañjanavicitr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imittānu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imittānubyañjanaggahaṇ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nimittānubyañjanaggahaṇavasen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rimaṇḍalapadabyañjanamp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muccayo</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gavesak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ndhikaro</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gihibyañjanamattam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taṇḍuleyyakādisāka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paṭimaṇḍite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samujjaleh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parivār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tambanakhatuṅganakhatādiasītianubyañjanasaṅkhā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sampād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ūpabyañjanak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tthāvadhāraṇasamatthāy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bbalakkhaṇānubyañjanasamalaṅkatasarīratt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sītianubyañjanavibhūsit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vipallāsagāhanivāraṇ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byañjanapāṭho</text:p>
          </table:table-cell>
          <table:table-cell table:number-columns-repeated="4"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kathitabyañjan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byañjanantiādīsu</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vattiṁsamahāpurisalakkhaṇaasītianubyañjanabyāmappabhādianekaguṇagaṇasamujjalarūpakāyasampatt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dhammapadabyañjanaṁ</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string" calcext:value-type="string">
            <text:p>yadidaṁbyañjanaṁ</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office:value-type="string" calcext:value-type="string">
            <text:p>mānubyañjanaggāhī</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office:value-type="string" calcext:value-type="string">
            <text:p>nānābyañjanasaṅkhatamanna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sītianubyañjanapaṭimaṇḍitadvattiṁsamahāpurisalakkhaṇavicitrarūpakāy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ttānānākulapadabyañjanasaṅkhatabhāv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bhabhobyañjanak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text:p>
          </table:table-cell>
          <table:table-cell table:number-columns-repeated="6" office:value-type="float" office:value="0" calcext:value-type="float">
            <text:p>0</text:p>
          </table:table-cell>
          <table:table-cell office:value-type="float" office:value="8" calcext:value-type="float">
            <text:p>8</text:p>
          </table:table-cell>
        </table:table-row>
        <table:table-row table:style-name="ro1">
          <table:table-cell office:value-type="string" calcext:value-type="string">
            <text:p>t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anubyañjanaggāhī</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ṁvāk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ūbyañjanass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mant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tabyañjanas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tabyañjanassa</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lopontabyañjanass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byañjanassā</text:p>
          </table:table-cell>
          <table:table-cell table:number-columns-repeated="6" office:value-type="float" office:value="0" calcext:value-type="float">
            <text:p>0</text:p>
          </table:table-cell>
          <table:table-cell office:value-type="float" office:value="10" calcext:value-type="float">
            <text:p>10</text:p>
          </table:table-cell>
        </table:table-row>
        <table:table-row table:style-name="ro1">
          <table:table-cell office:value-type="string" calcext:value-type="string">
            <text:p>ñibyañjanas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mbanakhatuṅganakhatādiasītianubyañjanapaṭimaṇḍit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byañjanasampattiy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kkharapadabyañja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ādibyañjanassa</text:p>
          </table:table-cell>
          <table:table-cell table:number-columns-repeated="6" office:value-type="float" office:value="0" calcext:value-type="float">
            <text:p>0</text:p>
          </table:table-cell>
          <table:table-cell office:value-type="float" office:value="7" calcext:value-type="float">
            <text:p>7</text:p>
          </table:table-cell>
        </table:table-row>
        <table:table-row table:style-name="ro1">
          <table:table-cell office:value-type="string" calcext:value-type="string">
            <text:p>saṁyog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byañjanantid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ass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byañjanattay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ubyañjanappaṭimaṇḍi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ak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paccay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hātvantabyañjanass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ekabyañjanadhātū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ekabyañjanadhātū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opontabyañjanassak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tabyañjanalope</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ādibyañjanalopo</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byañjanass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oponādibyañjanassa</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pacurabyañjanavatī</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yuttass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viyojanatth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bbabyañjanaṁ</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byañjanasandhividh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m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ttānapadabyañjana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akkhaṇānubyañjanappaṭimaṇḍitas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yuttibyañjanayuttīn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iña</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ssaādīnañc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āti</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sarabyañjanalakkhaṇ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rabyañjanasabhāv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ubyañjanapaṭimaṇḍit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ubyañjanalakkhaṇ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ubyañjanachabbaṇṇaraṁsīsaṅkhat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ītyānubyañjanachabbaṇṇaraṁsī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akkhaṇāsītyānubyañj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ītyānubyañjanasampattisaṅkhāt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ītianubyañj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ītyānubyañjanalakkhaṇ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ītianubyañjanapaṭimaṇḍit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ītyānubyañj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akkhaṇānubyañjanappaṭ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byañj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attiṁsamahāpurisalakkhaṇāsītānubyañjanalakkhaṇasampann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ūpo=byañjanavis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yuttivirodh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adabyañjanabhāv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kkharapadabyañj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attiṁsamahāpurisalakkhaṇaasītianubyañjanabyāmappabhāparikkhi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vipatti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mittānubyañjanasaṅkappavasenātiratt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hājanabhojanabyañjanabhattakārakabhuñjakavikappadassa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kkharapadabyañjanabhāv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gocaracit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rabyañjanasandh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kriyatthānamantabyañjanass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dāyakovadhahiṁsāyaṁñibyañjanas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iñhek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abhāvo</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tiṇarukkhapasusakunadhanadhaññabyañjanajanappadā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ītyānubyañjanavilasi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massanubyañjanatārakākul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ītyanubyañjanalakkhaṇehi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ityānubyañjanavilasi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mittanubyañjanagā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rivanubyañjanacārurūpakā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di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ādibyañjanalope</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yakāravajjit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dibyañjanassāādi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ādi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iu</text:p>
          </table:table-cell>
          <table:table-cell table:number-columns-repeated="6"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lopontabyañjanass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tiṇarukkhapasusakuṇadhanadhaññavyañjanajanapadānaṁ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bbassāditoññass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4">
          <table:table-cell office:value-type="string" calcext:value-type="string">
            <text:p>byañjanassैñ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attiṁsamahāpurisalakkhaṇaasītianubyañjanabyāmappabhādianaññasādhāraṇaguṇavisesapaṭimaṇḍitarūpakāyatāy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paṭisaraṇ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ampatti</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byañjanamattak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ūpavyañjana</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mādi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otītiādi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ñcabyañjanapañca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loparās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ṁyogādibyañjanalop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lop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rabyañjanabhūt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dvi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rabyañjanassa</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viraddhapadabyañjanaṁ</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padantabyañj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ānubyañjanaggāhīādin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asabyañjanabhedi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pūraṇ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iuk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adhātuyo</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byañjanavaḍḍhan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adhāturūp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adhātū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oponādibyañjanassac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oponādibyañjanassā</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anādibyañjanabhūt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ko</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byañjanasabhāvabyāpārañce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akkhaṇabyañjanasabhāv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ācakalakkhaṇikabyañjanak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rabyañjanarūp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rabyañjanasarīre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rabyañjan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nubyañjanapatimaṇḍit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bandhābhibyañjanakenādhin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sābhā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andhīh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byañjanapariggahaṇ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byañjanakkharasaddāday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byañjanavinicchay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ānañ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mbandhibyañjanassābhāv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byañjanasampann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ītyānubyañjanabyāmappabhādvattiṁsamahāpurisalakkhaṇavici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kkharapadabyañjanatth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daññabyañj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bhibyañja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saññāhon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parass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mpa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cchā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cchāyāmat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ātthasabyañjanakevalaparipuṇṇaparisuddhabrahmacariyappakāsanat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ātthasabyañjanakevalaparipuṇṇaparisuddhabrahmacariyappakāsa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vattiṁsalakkhaṇānubyañjanapatimaṇḍit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cchiticchitamaṁsādibyañjanañj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tthabyañjanaggahaṇe</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byañjanantattā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attamev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ñhīād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sītyānubyañjananān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byañjanat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dabyañjanavises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paññāyamānakkharapadabyañjanatth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atthapādādianubyañjanato</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mittānubyañjanaggāh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visesavasen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visesābhāvep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ntass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akkhaṇānubyañjanasampann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urisabyañjan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tthibyañjanakass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k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konām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yañjanatoca</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table:number-columns-repeated="8"/>
        </table:table-row>
        <table:table-row table:style-name="ro1">
          <table:table-cell/>
          <table:table-cell table:formula="of:=SUM([.B1:.B724])" office:value-type="float" office:value="257" calcext:value-type="float">
            <text:p>257</text:p>
          </table:table-cell>
          <table:table-cell table:formula="of:=SUM([.C1:.C724])" office:value-type="float" office:value="146" calcext:value-type="float">
            <text:p>146</text:p>
          </table:table-cell>
          <table:table-cell table:formula="of:=SUM([.D1:.D724])" office:value-type="float" office:value="70" calcext:value-type="float">
            <text:p>70</text:p>
          </table:table-cell>
          <table:table-cell table:formula="of:=SUM([.E1:.E724])" office:value-type="float" office:value="30" calcext:value-type="float">
            <text:p>30</text:p>
          </table:table-cell>
          <table:table-cell table:formula="of:=SUM([.F1:.F724])" office:value-type="float" office:value="684" calcext:value-type="float">
            <text:p>684</text:p>
          </table:table-cell>
          <table:table-cell table:formula="of:=SUM([.G1:.G724])" office:value-type="float" office:value="961" calcext:value-type="float">
            <text:p>961</text:p>
          </table:table-cell>
          <table:table-cell table:formula="of:=SUM([.H1:.H724])" office:value-type="float" office:value="463" calcext:value-type="float">
            <text:p>463</text:p>
          </table:table-cell>
        </table:table-row>
      </table:table>
      <table:table table:name="angajata" table:style-name="ta1">
        <table:table-column table:style-name="co17" table:default-cell-style-name="Default"/>
        <table:table-column table:style-name="co6" table:number-columns-repeated="7" table:default-cell-style-name="Default"/>
        <table:table-row table:style-name="ro1">
          <table:table-cell office:value-type="string" calcext:value-type="string">
            <text:p>aṅgajātaggahaṇāda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ṁ</text:p>
          </table:table-cell>
          <table:table-cell office:value-type="float" office:value="0" calcext:value-type="float">
            <text:p>0</text:p>
          </table:table-cell>
          <table:table-cell office:value-type="float" office:value="1" calcext:value-type="float">
            <text:p>1</text:p>
          </table:table-cell>
          <table:table-cell office:value-type="float" office:value="92" calcext:value-type="float">
            <text:p>92</text:p>
          </table:table-cell>
          <table:table-cell office:value-type="float" office:value="0" calcext:value-type="float">
            <text:p>0</text:p>
          </table:table-cell>
          <table:table-cell office:value-type="float" office:value="40" calcext:value-type="float">
            <text:p>40</text:p>
          </table:table-cell>
          <table:table-cell office:value-type="float" office:value="114" calcext:value-type="float">
            <text:p>114</text:p>
          </table:table-cell>
          <table:table-cell office:value-type="float" office:value="6" calcext:value-type="float">
            <text:p>6</text:p>
          </table:table-cell>
        </table:table-row>
        <table:table-row table:style-name="ro1">
          <table:table-cell office:value-type="string" calcext:value-type="string">
            <text:p>aṅgajātassa</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4" calcext:value-type="float">
            <text:p>14</text:p>
          </table:table-cell>
          <table:table-cell office:value-type="float" office:value="0" calcext:value-type="float">
            <text:p>0</text:p>
          </table:table-cell>
        </table:table-row>
        <table:table-row table:style-name="ro1">
          <table:table-cell office:value-type="string" calcext:value-type="string">
            <text:p>aṅgajātapaṭinijjhāne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raṅgajātarūpasamuṭṭhāpanādin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ppadesanti</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ṅgajātaggahaṇ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ppadesaṁ</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aṅgajātassāp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naṅgajātatt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sīsacchādakacamm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calanassa</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ṅgajātanti</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aṅgajātakkhobh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kkhobhasambhav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cched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ñca</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ṅgajātagataṁ</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metassāti</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aṅgajātampi</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ṅgajātakosesu</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aṅgajātapakkhipanaṁ</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ggahaṇanay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maṅgajātakavaṇṇanāy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maṅgajātakavaca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m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kosacammesu</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mukhenev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cchedaattaghātādiāpattiy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ssūpatthambho</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lambamānamaṅgajātametassā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ṅgajātato</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mātaṅgajātakavaṇṇanā</text:p>
          </table:table-cell>
          <table:table-cell table:number-columns-repeated="4"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raṅgajātant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raṅgajātass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raṅgajātantiādi</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rabhaṅgajātake</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row>
        <table:table-row table:style-name="ro1">
          <table:table-cell office:value-type="string" calcext:value-type="string">
            <text:p>aṅgajātaghaṭṭanena</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cchaṅgajātak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ucchaṅgajātak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sarabhaṅgajātak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sarabhaṅgajātak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mātaṅgajātak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mātaṅgajātak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umaṅgajātaka</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umaṅgajātakaṁ</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aṅgajātasāmantā</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row>
        <table:table-row table:style-name="ro1">
          <table:table-cell office:value-type="string" calcext:value-type="string">
            <text:p>umaṅgajātake</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mātaṅgajātake</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mahāumaṅgajātake</text:p>
          </table:table-cell>
          <table:table-cell table:number-columns-repeated="4"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khantivādijātakamātaṅgajātakabharujātakasarabhaṅgajātakacetiyajātakān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cchaṅgajātakavaṇṇan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mahāumaṅgajātakeyeva</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ṅgajātachupan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ṅgajātaggahaṇ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ṅgajātamaggaṁ</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mmaṅgajātake</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umaṅgajātakavaṇṇanā</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arabhaṅgajātakādīni</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arabhaṅgajātakavaṇṇanā</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mahāumaṅgajātakesu</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kosacchādaṅgajātasampannoti</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ṅgajātasmi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maṅgajātakaṭṭhakathāyaṁ</text:p>
          </table:table-cell>
          <table:table-cell table:number-columns-repeated="6" office:value-type="float" office:value="0" calcext:value-type="float">
            <text:p>0</text:p>
          </table:table-cell>
          <table:table-cell office:value-type="float" office:value="1" calcext:value-type="float">
            <text:p>1</text:p>
          </table:table-cell>
        </table:table-row>
        <table:table-row table:style-name="ro1">
          <table:table-cell table:number-columns-repeated="8"/>
        </table:table-row>
        <table:table-row table:style-name="ro1">
          <table:table-cell/>
          <table:table-cell table:formula="of:=SUM([.B1:.B65])" office:value-type="float" office:value="0" calcext:value-type="float">
            <text:p>0</text:p>
          </table:table-cell>
          <table:table-cell table:formula="of:=SUM([.C1:.C65])" office:value-type="float" office:value="9" calcext:value-type="float">
            <text:p>9</text:p>
          </table:table-cell>
          <table:table-cell table:formula="of:=SUM([.D1:.D65])" office:value-type="float" office:value="94" calcext:value-type="float">
            <text:p>94</text:p>
          </table:table-cell>
          <table:table-cell table:formula="of:=SUM([.E1:.E65])" office:value-type="float" office:value="0" calcext:value-type="float">
            <text:p>0</text:p>
          </table:table-cell>
          <table:table-cell table:formula="of:=SUM([.F1:.F65])" office:value-type="float" office:value="85" calcext:value-type="float">
            <text:p>85</text:p>
          </table:table-cell>
          <table:table-cell table:formula="of:=SUM([.G1:.G65])" office:value-type="float" office:value="186" calcext:value-type="float">
            <text:p>186</text:p>
          </table:table-cell>
          <table:table-cell table:formula="of:=SUM([.H1:.H65])" office:value-type="float" office:value="15" calcext:value-type="float">
            <text:p>15</text:p>
          </table:table-cell>
        </table:table-row>
      </table:table>
      <table:named-expressions/>
      <table:database-ranges>
        <table:database-range table:name="__Anonymous_Sheet_DB__0" table:target-range-address="intersex.A1:intersex.AMJ1048576" table:contains-header="false">
          <table:sort>
            <table:sort-by table:field-number="2" table:order="descending" table:data-type="automatic"/>
            <table:sort-by table:field-number="3" table:order="descending" table:data-type="automatic"/>
            <table:sort-by table:field-number="4" table:order="descending" table:data-type="automatic"/>
          </table:sort>
        </table:database-range>
        <table:database-range table:name="__Anonymous_Sheet_DB__1" table:target-range-address="pandaka.A1:pandaka.AMJ1048576" table:contains-header="false">
          <table:sort>
            <table:sort-by table:field-number="2" table:order="descending" table:data-type="automatic"/>
            <table:sort-by table:field-number="3" table:order="descending" table:data-type="automatic"/>
            <table:sort-by table:field-number="4" table:order="descending" table:data-type="automatic"/>
          </table:sort>
        </table:database-range>
        <table:database-range table:name="__Anonymous_Sheet_DB__2" table:target-range-address="napumsaka.A1:napumsaka.AMJ1048576" table:contains-header="false">
          <table:sort>
            <table:sort-by table:field-number="2" table:order="descending" table:data-type="automatic"/>
            <table:sort-by table:field-number="3" table:order="descending" table:data-type="automatic"/>
            <table:sort-by table:field-number="4" table:order="descending" table:data-type="automatic"/>
          </table:sort>
        </table:database-range>
        <table:database-range table:name="__Anonymous_Sheet_DB__3" table:target-range-address="vepurisika.A1:vepurisika.AMJ1048576" table:contains-header="false">
          <table:sort>
            <table:sort-by table:field-number="2" table:order="descending" table:data-type="automatic"/>
            <table:sort-by table:field-number="3" table:order="descending" table:data-type="automatic"/>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SimSun" style:font-family-asian="SimSun"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 style:data-style-name="N2" text:time-value="12:37:23.8575093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1-11T14:12:55.113662416</dc:date>
    <meta:editing-duration>PT4H8M13S</meta:editing-duration>
    <meta:editing-cycles>16</meta:editing-cycles>
    <meta:generator>LibreOffice/6.0.7.3$Linux_X86_64 LibreOffice_project/00m0$Build-3</meta:generator>
    <meta:document-statistic meta:table-count="9" meta:cell-count="23782" meta:object-count="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467cm" svg:y="3.703cm" style:legend-expansion="high" chart:style-name="ch2"/>
        <chart:plot-area chart:style-name="ch3" table:cell-range-address="totals.A2:totals.H5" chart:data-source-has-labels="both" svg:x="0.32cm" svg:y="0.18cm" svg:width="11.827cm" svg:height="8.64cm">
          <chartooo:coordinate-region svg:x="1.312cm" svg:y="0.18cm" svg:width="10.835cm" svg:height="6.489cm"/>
          <chart:axis chart:dimension="x" chart:name="primary-x" chart:style-name="ch4" chartooo:axis-type="auto">
            <chartooo:date-scale/>
            <chart:categories table:cell-range-address="totals.B2:totals.H2"/>
          </chart:axis>
          <chart:axis chart:dimension="y" chart:name="primary-y" chart:style-name="ch5">
            <chart:grid chart:style-name="ch6" chart:class="major"/>
          </chart:axis>
          <chart:series chart:style-name="ch7" chart:values-cell-range-address="totals.B3:totals.H3" chart:label-cell-address="totals.A3:totals.A3" chart:class="chart:bar">
            <chart:data-point chart:repeated="7"/>
          </chart:series>
          <chart:series chart:style-name="ch8" chart:values-cell-range-address="totals.B4:totals.H4" chart:label-cell-address="totals.A4:totals.A4" chart:class="chart:bar">
            <chart:data-point chart:repeated="7"/>
          </chart:series>
          <chart:series chart:style-name="ch9" chart:values-cell-range-address="totals.B5:totals.H5" chart:label-cell-address="totals.A5:totals.A5"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Suttas Early</text:p>
                <draw:g>
                  <svg:desc>totals.B2:totals.H2</svg:desc>
                </draw:g>
              </table:table-cell>
              <table:table-cell office:value-type="string">
                <text:p>Suttas Late</text:p>
              </table:table-cell>
              <table:table-cell office:value-type="string">
                <text:p>Vinaya</text:p>
              </table:table-cell>
              <table:table-cell office:value-type="string">
                <text:p>Abhidhamma</text:p>
              </table:table-cell>
              <table:table-cell office:value-type="string">
                <text:p>Atthakatha</text:p>
              </table:table-cell>
              <table:table-cell office:value-type="string">
                <text:p>Tika</text:p>
              </table:table-cell>
              <table:table-cell office:value-type="string">
                <text:p>Anya</text:p>
              </table:table-cell>
            </table:table-row>
          </table:table-header-rows>
          <table:table-rows>
            <table:table-row>
              <table:table-cell office:value-type="string">
                <text:p>ubhatob­yañ­janaka</text:p>
                <draw:g>
                  <svg:desc>totals.A3:totals.A3</svg:desc>
                </draw:g>
              </table:table-cell>
              <table:table-cell office:value-type="float" office:value="0">
                <text:p>0</text:p>
                <draw:g>
                  <svg:desc>totals.B3:totals.H3</svg:desc>
                </draw:g>
              </table:table-cell>
              <table:table-cell office:value-type="float" office:value="1">
                <text:p>1</text:p>
              </table:table-cell>
              <table:table-cell office:value-type="float" office:value="53">
                <text:p>53</text:p>
              </table:table-cell>
              <table:table-cell office:value-type="float" office:value="0">
                <text:p>0</text:p>
              </table:table-cell>
              <table:table-cell office:value-type="float" office:value="39">
                <text:p>39</text:p>
              </table:table-cell>
              <table:table-cell office:value-type="float" office:value="150">
                <text:p>150</text:p>
              </table:table-cell>
              <table:table-cell office:value-type="float" office:value="20">
                <text:p>20</text:p>
              </table:table-cell>
            </table:table-row>
            <table:table-row>
              <table:table-cell office:value-type="string">
                <text:p>paṇḍaka</text:p>
                <draw:g>
                  <svg:desc>totals.A4:totals.A4</svg:desc>
                </draw:g>
              </table:table-cell>
              <table:table-cell office:value-type="float" office:value="3">
                <text:p>3</text:p>
                <draw:g>
                  <svg:desc>totals.B4:totals.H4</svg:desc>
                </draw:g>
              </table:table-cell>
              <table:table-cell office:value-type="float" office:value="6">
                <text:p>6</text:p>
              </table:table-cell>
              <table:table-cell office:value-type="float" office:value="163">
                <text:p>163</text:p>
              </table:table-cell>
              <table:table-cell office:value-type="float" office:value="4">
                <text:p>4</text:p>
              </table:table-cell>
              <table:table-cell office:value-type="float" office:value="69">
                <text:p>69</text:p>
              </table:table-cell>
              <table:table-cell office:value-type="float" office:value="473">
                <text:p>473</text:p>
              </table:table-cell>
              <table:table-cell office:value-type="float" office:value="72">
                <text:p>72</text:p>
              </table:table-cell>
            </table:table-row>
            <table:table-row>
              <table:table-cell office:value-type="string">
                <text:p>napuṃsaka</text:p>
                <draw:g>
                  <svg:desc>totals.A5:totals.A5</svg:desc>
                </draw:g>
              </table:table-cell>
              <table:table-cell office:value-type="float" office:value="0">
                <text:p>0</text:p>
                <draw:g>
                  <svg:desc>totals.B5:totals.H5</svg:desc>
                </draw:g>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85">
                <text:p>85</text:p>
              </table:table-cell>
              <table:table-cell office:value-type="float" office:value="261">
                <text:p>261</text:p>
              </table:table-cell>
              <table:table-cell office:value-type="float" office:value="958">
                <text:p>9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